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DejaVu Sans1" svg:font-family="'DejaVu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18cm" table:align="margins" style:writing-mode="page"/>
    </style:style>
    <style:style style:name="Tableau1.A" style:family="table-column">
      <style:table-column-properties style:column-width="4.5cm" style:rel-column-width="16383*"/>
    </style:style>
    <style:style style:name="Tableau1.D" style:family="table-column">
      <style:table-column-properties style:column-width="4.50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e4b38"/>
    </style:style>
    <style:style style:name="P2" style:family="paragraph" style:parent-style-name="Text_20_body">
      <style:text-properties officeooo:paragraph-rsid="001479e6"/>
    </style:style>
    <style:style style:name="P3" style:family="paragraph" style:parent-style-name="Heading_20_2">
      <style:text-properties officeooo:paragraph-rsid="001479e6"/>
    </style:style>
    <style:style style:name="P4" style:family="paragraph" style:parent-style-name="Text_20_body">
      <style:text-properties officeooo:paragraph-rsid="0022496e"/>
    </style:style>
    <style:style style:name="P5" style:family="paragraph" style:parent-style-name="Text_20_body">
      <style:text-properties officeooo:paragraph-rsid="00230206"/>
    </style:style>
    <style:style style:name="P6" style:family="paragraph" style:parent-style-name="Text_20_body">
      <style:text-properties officeooo:paragraph-rsid="000a0647"/>
    </style:style>
    <style:style style:name="P7" style:family="paragraph" style:parent-style-name="Quotations">
      <style:paragraph-properties fo:text-align="justify" style:justify-single-word="false"/>
      <style:text-properties officeooo:paragraph-rsid="000a0647"/>
    </style:style>
    <style:style style:name="P8" style:family="paragraph" style:parent-style-name="Text_20_body">
      <style:text-properties officeooo:paragraph-rsid="00086965"/>
    </style:style>
    <style:style style:name="P9" style:family="paragraph" style:parent-style-name="Text_20_body">
      <style:text-properties officeooo:paragraph-rsid="000a3b16"/>
    </style:style>
    <style:style style:name="P10" style:family="paragraph" style:parent-style-name="Heading_20_2">
      <style:text-properties officeooo:paragraph-rsid="001711e8"/>
    </style:style>
    <style:style style:name="P11" style:family="paragraph" style:parent-style-name="Text_20_body">
      <style:text-properties officeooo:rsid="001711e8" officeooo:paragraph-rsid="001711e8"/>
    </style:style>
    <style:style style:name="P12" style:family="paragraph" style:parent-style-name="Text_20_body">
      <style:text-properties officeooo:rsid="001711e8" officeooo:paragraph-rsid="00278322"/>
    </style:style>
    <style:style style:name="P13" style:family="paragraph" style:parent-style-name="Text_20_body">
      <style:text-properties officeooo:paragraph-rsid="00278322"/>
    </style:style>
    <style:style style:name="P14" style:family="paragraph" style:parent-style-name="Text_20_body">
      <style:text-properties officeooo:paragraph-rsid="00279d6d"/>
    </style:style>
    <style:style style:name="P15" style:family="paragraph" style:parent-style-name="Text_20_body">
      <style:text-properties officeooo:paragraph-rsid="0012bc99"/>
    </style:style>
    <style:style style:name="P16" style:family="paragraph" style:parent-style-name="Header">
      <style:text-properties officeooo:rsid="0022496e" officeooo:paragraph-rsid="0022496e" fo:background-color="#ffff00"/>
    </style:style>
    <style:style style:name="P17" style:family="paragraph" style:parent-style-name="Text_20_body">
      <style:text-properties officeooo:paragraph-rsid="001e4b38"/>
    </style:style>
    <style:style style:name="P18" style:family="paragraph" style:parent-style-name="Text_20_body">
      <style:text-properties officeooo:paragraph-rsid="001479e6"/>
    </style:style>
    <style:style style:name="P19" style:family="paragraph" style:parent-style-name="Text_20_body">
      <style:text-properties officeooo:paragraph-rsid="0022496e"/>
    </style:style>
    <style:style style:name="P20" style:family="paragraph" style:parent-style-name="Text_20_body">
      <style:text-properties officeooo:paragraph-rsid="00230206"/>
    </style:style>
    <style:style style:name="P21" style:family="paragraph" style:parent-style-name="Text_20_body">
      <style:text-properties officeooo:paragraph-rsid="000a0647"/>
    </style:style>
    <style:style style:name="P22" style:family="paragraph" style:parent-style-name="Text_20_body">
      <style:text-properties officeooo:paragraph-rsid="00086965"/>
    </style:style>
    <style:style style:name="P23" style:family="paragraph" style:parent-style-name="Text_20_body">
      <style:text-properties officeooo:paragraph-rsid="000a3b16"/>
    </style:style>
    <style:style style:name="P24" style:family="paragraph" style:parent-style-name="Text_20_body">
      <style:text-properties officeooo:rsid="001711e8" officeooo:paragraph-rsid="001711e8"/>
    </style:style>
    <style:style style:name="P25" style:family="paragraph" style:parent-style-name="Text_20_body">
      <style:text-properties officeooo:rsid="001711e8" officeooo:paragraph-rsid="00278322"/>
    </style:style>
    <style:style style:name="P26" style:family="paragraph" style:parent-style-name="Text_20_body">
      <style:text-properties officeooo:paragraph-rsid="00278322"/>
    </style:style>
    <style:style style:name="P27" style:family="paragraph" style:parent-style-name="Text_20_body">
      <style:text-properties officeooo:paragraph-rsid="00279d6d"/>
    </style:style>
    <style:style style:name="P28" style:family="paragraph" style:parent-style-name="Text_20_body">
      <style:text-properties officeooo:paragraph-rsid="0012bc99"/>
    </style:style>
    <style:style style:name="P29" style:family="paragraph" style:parent-style-name="Heading_20_2">
      <style:text-properties officeooo:paragraph-rsid="001479e6"/>
    </style:style>
    <style:style style:name="P30" style:family="paragraph" style:parent-style-name="Heading_20_2">
      <style:text-properties officeooo:paragraph-rsid="001711e8"/>
    </style:style>
    <style:style style:name="P31" style:family="paragraph" style:parent-style-name="Quotations">
      <style:paragraph-properties fo:text-align="justify" style:justify-single-word="false"/>
      <style:text-properties officeooo:paragraph-rsid="000a0647"/>
    </style:style>
    <style:style style:name="P32" style:family="paragraph" style:parent-style-name="Quotations">
      <style:paragraph-properties fo:text-align="start" style:justify-single-word="false"/>
      <style:text-properties officeooo:paragraph-rsid="000a0647"/>
    </style:style>
    <style:style style:name="P33" style:family="paragraph" style:parent-style-name="Heading_20_1">
      <style:text-properties officeooo:paragraph-rsid="00086965"/>
    </style:style>
    <style:style style:name="P34" style:family="paragraph" style:parent-style-name="Heading_20_1">
      <style:text-properties officeooo:paragraph-rsid="001e4b38"/>
    </style:style>
    <style:style style:name="P35" style:family="paragraph" style:parent-style-name="Heading_20_2">
      <style:text-properties officeooo:paragraph-rsid="001479e6"/>
    </style:style>
    <style:style style:name="P36" style:family="paragraph" style:parent-style-name="Heading_20_2">
      <style:text-properties officeooo:paragraph-rsid="001711e8"/>
    </style:style>
    <style:style style:name="P37" style:family="paragraph" style:parent-style-name="Title" style:master-page-name="HTML">
      <style:paragraph-properties style:page-number="auto"/>
      <style:text-properties officeooo:rsid="0022496e" officeooo:paragraph-rsid="0022496e" fo:background-color="#ffff00"/>
    </style:style>
    <style:style style:name="P38" style:family="paragraph" style:parent-style-name="Quotations">
      <style:paragraph-properties fo:text-align="justify" style:justify-single-word="false"/>
      <style:text-properties officeooo:paragraph-rsid="000a0647"/>
    </style:style>
    <style:style style:name="P39" style:family="paragraph" style:parent-style-name="Text_20_body" style:list-style-name="L1">
      <style:text-properties officeooo:paragraph-rsid="000a0647"/>
    </style:style>
    <style:style style:name="P40" style:family="paragraph" style:parent-style-name="Text_20_body" style:list-style-name="L2">
      <style:text-properties officeooo:paragraph-rsid="00086965"/>
    </style:style>
    <style:style style:name="P41" style:family="paragraph" style:parent-style-name="Text_20_body" style:list-style-name="L3">
      <style:text-properties officeooo:paragraph-rsid="00086965"/>
    </style:style>
    <style:style style:name="P42" style:family="paragraph" style:parent-style-name="Text_20_body" style:list-style-name="L4">
      <style:text-properties officeooo:paragraph-rsid="00086965"/>
    </style:style>
    <style:style style:name="P43" style:family="paragraph" style:parent-style-name="Text_20_body">
      <style:text-properties officeooo:paragraph-rsid="001e4b38"/>
    </style:style>
    <style:style style:name="P44" style:family="paragraph" style:parent-style-name="Text_20_body">
      <style:text-properties officeooo:paragraph-rsid="001479e6"/>
    </style:style>
    <style:style style:name="P45" style:family="paragraph" style:parent-style-name="Text_20_body">
      <style:text-properties officeooo:paragraph-rsid="0022496e"/>
    </style:style>
    <style:style style:name="P46" style:family="paragraph" style:parent-style-name="Text_20_body">
      <style:text-properties officeooo:paragraph-rsid="00230206"/>
    </style:style>
    <style:style style:name="P47" style:family="paragraph" style:parent-style-name="Text_20_body">
      <style:text-properties officeooo:paragraph-rsid="000a0647"/>
    </style:style>
    <style:style style:name="P48" style:family="paragraph" style:parent-style-name="Text_20_body">
      <style:text-properties officeooo:paragraph-rsid="00086965"/>
    </style:style>
    <style:style style:name="P49" style:family="paragraph" style:parent-style-name="Text_20_body">
      <style:text-properties officeooo:paragraph-rsid="000a3b16"/>
    </style:style>
    <style:style style:name="P50" style:family="paragraph" style:parent-style-name="Text_20_body">
      <style:text-properties officeooo:rsid="001711e8" officeooo:paragraph-rsid="001711e8"/>
    </style:style>
    <style:style style:name="P51" style:family="paragraph" style:parent-style-name="Text_20_body">
      <style:text-properties officeooo:rsid="001711e8" officeooo:paragraph-rsid="00278322"/>
    </style:style>
    <style:style style:name="P52" style:family="paragraph" style:parent-style-name="Text_20_body">
      <style:text-properties officeooo:paragraph-rsid="00278322"/>
    </style:style>
    <style:style style:name="P53" style:family="paragraph" style:parent-style-name="Text_20_body">
      <style:text-properties officeooo:paragraph-rsid="00279d6d"/>
    </style:style>
    <style:style style:name="P54" style:family="paragraph" style:parent-style-name="Text_20_body">
      <style:text-properties officeooo:paragraph-rsid="0012bc99"/>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officeooo:rsid="001e4b38" style:font-style-asian="italic" style:font-style-complex="italic"/>
    </style:style>
    <style:style style:name="T2" style:family="text"/>
    <style:style style:name="T3" style:family="text">
      <style:text-properties officeooo:rsid="00230206"/>
    </style:style>
    <style:style style:name="T4" style:family="text">
      <style:text-properties officeooo:rsid="0023e3e9"/>
    </style:style>
    <style:style style:name="T5" style:family="text">
      <style:text-properties officeooo:rsid="0024c50e"/>
    </style:style>
    <style:style style:name="T6" style:family="text">
      <style:text-properties officeooo:rsid="002641ee"/>
    </style:style>
    <style:style style:name="T7" style:family="text">
      <style:text-properties officeooo:rsid="001711e8"/>
    </style:style>
    <style:style style:name="T8" style:family="text">
      <style:text-properties officeooo:rsid="00278322"/>
    </style:style>
    <style:style style:name="T9" style:family="text">
      <style:text-properties fo:font-weight="bold" style:font-weight-asian="bold" style:font-weight-complex="bold"/>
    </style:style>
    <style:style style:name="T10" style:family="text">
      <style:text-properties officeooo:rsid="00279d6d"/>
    </style:style>
    <style:style style:name="T11" style:family="text">
      <style:text-properties fo:font-style="italic" style:font-style-asian="italic" style:font-style-complex="italic"/>
    </style:style>
    <style:style style:name="T12" style:family="text">
      <style:text-properties fo:font-style="italic" officeooo:rsid="001e4b38" style:font-style-asian="italic" style:font-style-complex="italic"/>
    </style:style>
    <style:style style:name="T13" style:family="text">
      <style:text-properties fo:font-style="italic" officeooo:rsid="001a0c6b" style:font-style-asian="italic" style:font-style-complex="italic"/>
    </style:style>
    <style:style style:name="T14" style:family="text">
      <style:text-properties fo:font-style="italic" officeooo:rsid="001cb495" style:font-style-asian="italic" style:font-style-complex="italic"/>
    </style:style>
    <style:style style:name="T15" style:family="text">
      <style:text-properties fo:font-style="italic" officeooo:rsid="001fdb04" style:font-style-asian="italic" style:font-style-complex="italic"/>
    </style:style>
    <style:style style:name="T16" style:family="text">
      <style:text-properties fo:font-style="italic" officeooo:rsid="0022496e" style:font-style-asian="italic" style:font-style-complex="italic"/>
    </style:style>
    <style:style style:name="T17" style:family="text">
      <style:text-properties officeooo:rsid="00230206"/>
    </style:style>
    <style:style style:name="T18" style:family="text">
      <style:text-properties officeooo:rsid="0023e3e9"/>
    </style:style>
    <style:style style:name="T19" style:family="text">
      <style:text-properties officeooo:rsid="0024c50e"/>
    </style:style>
    <style:style style:name="T20" style:family="text">
      <style:text-properties officeooo:rsid="002641ee"/>
    </style:style>
    <style:style style:name="T21" style:family="text">
      <style:text-properties officeooo:rsid="001711e8"/>
    </style:style>
    <style:style style:name="T22" style:family="text">
      <style:text-properties officeooo:rsid="00278322"/>
    </style:style>
    <style:style style:name="T23" style:family="text">
      <style:text-properties fo:font-weight="bold" style:font-weight-asian="bold" style:font-weight-complex="bold"/>
    </style:style>
    <style:style style:name="T24" style:family="text">
      <style:text-properties officeooo:rsid="00279d6d"/>
    </style:style>
    <style:style style:name="T25" style:family="text">
      <style:text-properties officeooo:rsid="00086965"/>
    </style:style>
    <style:style style:name="T26" style:family="text">
      <style:text-properties officeooo:rsid="0012bc99"/>
    </style:style>
    <style:style style:name="T27" style:family="text">
      <style:text-properties fo:color="#cc0000"/>
    </style:style>
    <style:style style:name="T28" style:family="text">
      <style:text-properties officeooo:rsid="0021dd38"/>
    </style:style>
    <style:style style:name="T29" style:family="text">
      <style:text-properties officeooo:rsid="0022496e"/>
    </style:style>
    <style:style style:name="T30" style:family="text">
      <style:text-properties fo:font-weight="normal" style:font-weight-asian="normal" style:font-weight-complex="normal"/>
    </style:style>
    <style:style style:name="T31" style:family="text">
      <style:text-properties officeooo:rsid="0027d911"/>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88172992" text:id="ct188172992">
          <text:insertion>
            <office:change-info>
              <dc:creator>LJF </dc:creator>
              <dc:date>2016-09-28T18:31:00</dc:date>
            </office:change-info>
          </text:insertion>
        </text:changed-region>
        <text:changed-region xml:id="ct240555352" text:id="ct240555352">
          <text:deletion>
            <office:change-info>
              <dc:creator>LJF </dc:creator>
              <dc:date>2016-09-28T18:31:00</dc:date>
            </office:change-info>
            <text:p text:style-name="P1"><text:span text:style-name="T1">,</text:span></text:p>
          </text:deletion>
        </text:changed-region>
        <text:changed-region xml:id="ct240526136" text:id="ct240526136">
          <text:deletion>
            <office:change-info>
              <dc:creator>LJF </dc:creator>
              <dc:date>2016-09-28T18:33:00</dc:date>
            </office:change-info>
            <text:p text:style-name="P1"><text:span text:style-name="T1">-</text:span></text:p>
          </text:deletion>
        </text:changed-region>
        <text:changed-region xml:id="ct240505976" text:id="ct240505976">
          <text:insertion>
            <office:change-info>
              <dc:creator>LJF </dc:creator>
              <dc:date>2016-09-28T18:33:00</dc:date>
            </office:change-info>
          </text:insertion>
        </text:changed-region>
        <text:changed-region xml:id="ct240498784" text:id="ct240498784">
          <text:insertion>
            <office:change-info>
              <dc:creator>LJF </dc:creator>
              <dc:date>2016-09-28T18:33:00</dc:date>
            </office:change-info>
          </text:insertion>
        </text:changed-region>
        <text:changed-region xml:id="ct240500688" text:id="ct240500688">
          <text:insertion>
            <office:change-info>
              <dc:creator>LJF </dc:creator>
              <dc:date>2016-09-28T18:33:00</dc:date>
            </office:change-info>
          </text:insertion>
        </text:changed-region>
        <text:changed-region xml:id="ct240516752" text:id="ct240516752">
          <text:insertion>
            <office:change-info>
              <dc:creator>LJF </dc:creator>
              <dc:date>2016-09-28T18:33:00</dc:date>
            </office:change-info>
          </text:insertion>
        </text:changed-region>
        <text:changed-region xml:id="ct240539128" text:id="ct240539128">
          <text:insertion>
            <office:change-info>
              <dc:creator>LJF </dc:creator>
              <dc:date>2016-09-28T18:33:00</dc:date>
            </office:change-info>
          </text:insertion>
        </text:changed-region>
        <text:changed-region xml:id="ct240534104" text:id="ct240534104">
          <text:deletion>
            <office:change-info>
              <dc:creator>LJF </dc:creator>
              <dc:date>2016-09-28T18:33:00</dc:date>
            </office:change-info>
            <text:p text:style-name="P1"><text:span text:style-name="T1">er</text:span></text:p>
          </text:deletion>
        </text:changed-region>
        <text:changed-region xml:id="ct240534600" text:id="ct240534600">
          <text:insertion>
            <office:change-info>
              <dc:creator>LJF </dc:creator>
              <dc:date>2016-09-28T18:33:00</dc:date>
            </office:change-info>
          </text:insertion>
        </text:changed-region>
        <text:changed-region xml:id="ct240520264" text:id="ct240520264">
          <text:insertion>
            <office:change-info>
              <dc:creator>LJF </dc:creator>
              <dc:date>2016-09-28T18:33:00</dc:date>
            </office:change-info>
          </text:insertion>
        </text:changed-region>
        <text:changed-region xml:id="ct240548088" text:id="ct240548088">
          <text:insertion>
            <office:change-info>
              <dc:creator>LJF </dc:creator>
              <dc:date>2016-09-28T18:33:00</dc:date>
            </office:change-info>
          </text:insertion>
        </text:changed-region>
        <text:changed-region xml:id="ct240546552" text:id="ct240546552">
          <text:insertion>
            <office:change-info>
              <dc:creator>LJF </dc:creator>
              <dc:date>2016-09-28T18:33:00</dc:date>
            </office:change-info>
          </text:insertion>
        </text:changed-region>
        <text:changed-region xml:id="ct240546664" text:id="ct240546664">
          <text:deletion>
            <office:change-info>
              <dc:creator>LJF </dc:creator>
              <dc:date>2016-09-28T18:33:00</dc:date>
            </office:change-info>
            <text:p text:style-name="P1"><text:span text:style-name="T1">er</text:span></text:p>
          </text:deletion>
        </text:changed-region>
        <text:changed-region xml:id="ct240545888" text:id="ct240545888">
          <text:deletion>
            <office:change-info>
              <dc:creator>LJF </dc:creator>
              <dc:date>2016-09-28T18:33:00</dc:date>
            </office:change-info>
            <text:p text:style-name="P1"><text:span text:style-name="T1">es </text:span></text:p>
          </text:deletion>
        </text:changed-region>
        <text:changed-region xml:id="ct240537216" text:id="ct240537216">
          <text:insertion>
            <office:change-info>
              <dc:creator>LJF </dc:creator>
              <dc:date>2016-09-28T18:33:00</dc:date>
            </office:change-info>
          </text:insertion>
        </text:changed-region>
        <text:changed-region xml:id="ct164129464" text:id="ct164129464">
          <text:deletion>
            <office:change-info>
              <dc:creator>LJF </dc:creator>
              <dc:date>2016-09-28T18:34:00</dc:date>
            </office:change-info>
            <text:p text:style-name="P2">toutes </text:p>
          </text:deletion>
        </text:changed-region>
        <text:changed-region xml:id="ct240489592" text:id="ct240489592">
          <text:deletion>
            <office:change-info>
              <dc:creator>LJF </dc:creator>
              <dc:date>2016-09-28T18:37:00</dc:date>
            </office:change-info>
            <text:h text:style-name="P3" text:outline-level="2"><text:span text:style-name="Strong_20_Emphasis">le </text:span></text:h>
          </text:deletion>
        </text:changed-region>
        <text:changed-region xml:id="ct164129312" text:id="ct164129312">
          <text:insertion>
            <office:change-info>
              <dc:creator>LJF </dc:creator>
              <dc:date>2016-09-28T18:36:00</dc:date>
            </office:change-info>
          </text:insertion>
        </text:changed-region>
        <text:changed-region xml:id="ct240538752" text:id="ct240538752">
          <text:insertion>
            <office:change-info>
              <dc:creator>LJF </dc:creator>
              <dc:date>2016-09-28T18:37:00</dc:date>
            </office:change-info>
          </text:insertion>
        </text:changed-region>
        <text:changed-region xml:id="ct240501800" text:id="ct240501800">
          <text:deletion>
            <office:change-info>
              <dc:creator>LJF </dc:creator>
              <dc:date>2016-09-28T18:36:00</dc:date>
            </office:change-info>
            <text:p text:style-name="P4">et disputes </text:p>
          </text:deletion>
        </text:changed-region>
        <text:changed-region xml:id="ct240516008" text:id="ct240516008">
          <text:deletion>
            <office:change-info>
              <dc:creator>LJF </dc:creator>
              <dc:date>2016-09-28T18:36:00</dc:date>
            </office:change-info>
            <text:p text:style-name="P4">notamment </text:p>
          </text:deletion>
        </text:changed-region>
        <text:changed-region xml:id="ct164144040" text:id="ct164144040">
          <text:deletion>
            <office:change-info>
              <dc:creator>LJF </dc:creator>
              <dc:date>2016-09-28T18:36:00</dc:date>
            </office:change-info>
            <text:p text:style-name="P4">,</text:p>
          </text:deletion>
        </text:changed-region>
        <text:changed-region xml:id="ct240537096" text:id="ct240537096">
          <text:insertion>
            <office:change-info>
              <dc:creator>LJF </dc:creator>
              <dc:date>2016-09-28T18:38:00</dc:date>
            </office:change-info>
          </text:insertion>
        </text:changed-region>
        <text:changed-region xml:id="ct164143856" text:id="ct164143856">
          <text:insertion>
            <office:change-info>
              <dc:creator>LJF </dc:creator>
              <dc:date>2016-09-28T18:38:00</dc:date>
            </office:change-info>
          </text:insertion>
        </text:changed-region>
        <text:changed-region xml:id="ct164137800" text:id="ct164137800">
          <text:deletion>
            <office:change-info>
              <dc:creator>LJF </dc:creator>
              <dc:date>2016-09-28T18:39:00</dc:date>
            </office:change-info>
            <text:p text:style-name="P4">et transformer </text:p>
          </text:deletion>
        </text:changed-region>
        <text:changed-region xml:id="ct164144312" text:id="ct164144312">
          <text:insertion>
            <office:change-info>
              <dc:creator>LJF </dc:creator>
              <dc:date>2016-09-28T18:39:00</dc:date>
            </office:change-info>
          </text:insertion>
        </text:changed-region>
        <text:changed-region xml:id="ct164141904" text:id="ct164141904">
          <text:insertion>
            <office:change-info>
              <dc:creator>LJF </dc:creator>
              <dc:date>2016-09-28T18:34:00</dc:date>
            </office:change-info>
          </text:insertion>
        </text:changed-region>
        <text:changed-region xml:id="ct240491768" text:id="ct240491768">
          <text:insertion>
            <office:change-info>
              <dc:creator>LJF </dc:creator>
              <dc:date>2016-09-28T18:39:00</dc:date>
            </office:change-info>
          </text:insertion>
        </text:changed-region>
        <text:changed-region xml:id="ct240499880" text:id="ct240499880">
          <text:insertion>
            <office:change-info>
              <dc:creator>LJF </dc:creator>
              <dc:date>2016-09-28T18:39:00</dc:date>
            </office:change-info>
          </text:insertion>
        </text:changed-region>
        <text:changed-region xml:id="ct164144464" text:id="ct164144464">
          <text:insertion>
            <office:change-info>
              <dc:creator>LJF </dc:creator>
              <dc:date>2016-09-28T20:42:00</dc:date>
            </office:change-info>
          </text:insertion>
        </text:changed-region>
        <text:changed-region xml:id="ct240576432" text:id="ct240576432">
          <text:insertion>
            <office:change-info>
              <dc:creator>LJF </dc:creator>
              <dc:date>2016-09-28T18:35:00</dc:date>
            </office:change-info>
          </text:insertion>
        </text:changed-region>
        <text:changed-region xml:id="ct240540800" text:id="ct240540800">
          <text:deletion>
            <office:change-info>
              <dc:creator>LJF </dc:creator>
              <dc:date>2016-09-28T18:40:00</dc:date>
            </office:change-info>
            <text:p text:style-name="P4">Parallèlement</text:p>
          </text:deletion>
        </text:changed-region>
        <text:changed-region xml:id="ct240538976" text:id="ct240538976">
          <text:insertion>
            <office:change-info>
              <dc:creator>LJF </dc:creator>
              <dc:date>2016-09-28T18:40:00</dc:date>
            </office:change-info>
          </text:insertion>
        </text:changed-region>
        <text:changed-region xml:id="ct240500440" text:id="ct240500440">
          <text:insertion>
            <office:change-info>
              <dc:creator>LJF </dc:creator>
              <dc:date>2016-09-28T18:40:00</dc:date>
            </office:change-info>
          </text:insertion>
        </text:changed-region>
        <text:changed-region xml:id="ct240526272" text:id="ct240526272">
          <text:insertion>
            <office:change-info>
              <dc:creator>LJF </dc:creator>
              <dc:date>2016-09-28T18:43:00</dc:date>
            </office:change-info>
          </text:insertion>
        </text:changed-region>
        <text:changed-region xml:id="ct240557224" text:id="ct240557224">
          <text:format-change>
            <office:change-info>
              <dc:creator>LJF </dc:creator>
              <dc:date>2016-09-28T18:45:00</dc:date>
            </office:change-info>
          </text:format-change>
        </text:changed-region>
        <text:changed-region xml:id="ct240508032" text:id="ct240508032">
          <text:insertion>
            <office:change-info>
              <dc:creator>LJF </dc:creator>
              <dc:date>2016-09-28T18:43:00</dc:date>
            </office:change-info>
          </text:insertion>
        </text:changed-region>
        <text:changed-region xml:id="ct240507864" text:id="ct240507864">
          <text:deletion>
            <office:change-info>
              <dc:creator>LJF </dc:creator>
              <dc:date>2016-09-28T18:43:00</dc:date>
            </office:change-info>
            <text:p text:style-name="P5"><text:span text:style-name="T3">,</text:span></text:p>
          </text:deletion>
        </text:changed-region>
        <text:changed-region xml:id="ct164150720" text:id="ct164150720">
          <text:format-change>
            <office:change-info>
              <dc:creator>LJF </dc:creator>
              <dc:date>2016-09-28T18:43:00</dc:date>
            </office:change-info>
          </text:format-change>
        </text:changed-region>
        <text:changed-region xml:id="ct240543192" text:id="ct240543192">
          <text:format-change>
            <office:change-info>
              <dc:creator>LJF </dc:creator>
              <dc:date>2016-09-28T18:44:00</dc:date>
            </office:change-info>
          </text:format-change>
        </text:changed-region>
        <text:changed-region xml:id="ct240521168" text:id="ct240521168">
          <text:insertion>
            <office:change-info>
              <dc:creator>LJF </dc:creator>
              <dc:date>2016-09-28T18:44:00</dc:date>
            </office:change-info>
          </text:insertion>
        </text:changed-region>
        <text:changed-region xml:id="ct240514296" text:id="ct240514296">
          <text:deletion>
            <office:change-info>
              <dc:creator>LJF </dc:creator>
              <dc:date>2016-09-28T18:44:00</dc:date>
            </office:change-info>
            <text:p text:style-name="P5"><text:span text:style-name="T3">s</text:span></text:p>
          </text:deletion>
        </text:changed-region>
        <text:changed-region xml:id="ct240501976" text:id="ct240501976">
          <text:deletion>
            <office:change-info>
              <dc:creator>LJF </dc:creator>
              <dc:date>2016-09-28T18:44:00</dc:date>
            </office:change-info>
            <text:p text:style-name="P5">s</text:p>
          </text:deletion>
        </text:changed-region>
        <text:changed-region xml:id="ct240520376" text:id="ct240520376">
          <text:insertion>
            <office:change-info>
              <dc:creator>LJF </dc:creator>
              <dc:date>2016-09-28T18:44:00</dc:date>
            </office:change-info>
          </text:insertion>
        </text:changed-region>
        <text:changed-region xml:id="ct164151952" text:id="ct164151952">
          <text:insertion>
            <office:change-info>
              <dc:creator>LJF </dc:creator>
              <dc:date>2016-09-28T18:44:00</dc:date>
            </office:change-info>
          </text:insertion>
        </text:changed-region>
        <text:changed-region xml:id="ct240537912" text:id="ct240537912">
          <text:deletion>
            <office:change-info>
              <dc:creator>LJF </dc:creator>
              <dc:date>2016-09-28T18:44:00</dc:date>
            </office:change-info>
            <text:p text:style-name="P5">généralement </text:p>
          </text:deletion>
        </text:changed-region>
        <text:changed-region xml:id="ct240505816" text:id="ct240505816">
          <text:insertion>
            <office:change-info>
              <dc:creator>LJF </dc:creator>
              <dc:date>2016-09-28T18:44:00</dc:date>
            </office:change-info>
          </text:insertion>
        </text:changed-region>
        <text:changed-region xml:id="ct164154472" text:id="ct164154472">
          <text:format-change>
            <office:change-info>
              <dc:creator>LJF </dc:creator>
              <dc:date>2016-09-28T18:45:00</dc:date>
            </office:change-info>
          </text:format-change>
        </text:changed-region>
        <text:changed-region xml:id="ct164154112" text:id="ct164154112">
          <text:insertion>
            <office:change-info>
              <dc:creator>LJF </dc:creator>
              <dc:date>2016-09-28T18:45:00</dc:date>
            </office:change-info>
          </text:insertion>
        </text:changed-region>
        <text:changed-region xml:id="ct240515544" text:id="ct240515544">
          <text:insertion>
            <office:change-info>
              <dc:creator>LJF </dc:creator>
              <dc:date>2016-09-28T18:50:00</dc:date>
            </office:change-info>
          </text:insertion>
        </text:changed-region>
        <text:changed-region xml:id="ct240515656" text:id="ct240515656">
          <text:deletion>
            <office:change-info>
              <dc:creator>LJF </dc:creator>
              <dc:date>2016-09-28T18:50:00</dc:date>
            </office:change-info>
            <text:p text:style-name="P6"><text:span text:style-name="T4">:</text:span></text:p>
          </text:deletion>
        </text:changed-region>
        <text:changed-region xml:id="ct240604128" text:id="ct240604128">
          <text:insertion>
            <office:change-info>
              <dc:creator>LJF </dc:creator>
              <dc:date>2016-09-28T18:46:00</dc:date>
            </office:change-info>
          </text:insertion>
        </text:changed-region>
        <text:changed-region xml:id="ct240602960" text:id="ct240602960">
          <text:deletion>
            <office:change-info>
              <dc:creator>LJF </dc:creator>
              <dc:date>2016-09-28T18:46:00</dc:date>
            </office:change-info>
            <text:p text:style-name="P6"><text:span text:style-name="T4">I</text:span></text:p>
          </text:deletion>
        </text:changed-region>
        <text:changed-region xml:id="ct164161072" text:id="ct164161072">
          <text:insertion>
            <office:change-info>
              <dc:creator>LJF </dc:creator>
              <dc:date>2016-09-28T18:50:00</dc:date>
            </office:change-info>
          </text:insertion>
        </text:changed-region>
        <text:changed-region xml:id="ct240525160" text:id="ct240525160">
          <text:deletion>
            <office:change-info>
              <dc:creator>LJF </dc:creator>
              <dc:date>2016-09-28T18:50:00</dc:date>
            </office:change-info>
            <text:p text:style-name="P6"><text:span text:style-name="Strong_20_Emphasis"><text:span text:style-name="T4">:</text:span></text:span></text:p>
          </text:deletion>
        </text:changed-region>
        <text:changed-region xml:id="ct212863496" text:id="ct212863496">
          <text:insertion>
            <office:change-info>
              <dc:creator>LJF </dc:creator>
              <dc:date>2016-09-28T18:51:00</dc:date>
            </office:change-info>
          </text:insertion>
        </text:changed-region>
        <text:changed-region xml:id="ct164161456" text:id="ct164161456">
          <text:deletion>
            <office:change-info>
              <dc:creator>LJF </dc:creator>
              <dc:date>2016-09-28T18:51:00</dc:date>
            </office:change-info>
            <text:p text:style-name="P6"> :</text:p>
          </text:deletion>
        </text:changed-region>
        <text:changed-region xml:id="ct164157696" text:id="ct164157696">
          <text:insertion>
            <office:change-info>
              <dc:creator>LJF </dc:creator>
              <dc:date>2016-09-28T18:51:00</dc:date>
            </office:change-info>
          </text:insertion>
        </text:changed-region>
        <text:changed-region xml:id="ct164164912" text:id="ct164164912">
          <text:insertion>
            <office:change-info>
              <dc:creator>LJF </dc:creator>
              <dc:date>2016-09-28T18:52:00</dc:date>
            </office:change-info>
          </text:insertion>
        </text:changed-region>
        <text:changed-region xml:id="ct240542728" text:id="ct240542728">
          <text:format-change>
            <office:change-info>
              <dc:creator>LJF </dc:creator>
              <dc:date>2016-09-28T18:52:00</dc:date>
            </office:change-info>
          </text:format-change>
        </text:changed-region>
        <text:changed-region xml:id="ct240584472" text:id="ct240584472">
          <text:deletion>
            <office:change-info>
              <dc:creator>LJF </dc:creator>
              <dc:date>2016-09-28T18:52:00</dc:date>
            </office:change-info>
            <text:p text:style-name="P6"><text:span text:style-name="Strong_20_Emphasis"> :</text:span></text:p>
          </text:deletion>
        </text:changed-region>
        <text:changed-region xml:id="ct240538504" text:id="ct240538504">
          <text:insertion>
            <office:change-info>
              <dc:creator>LJF </dc:creator>
              <dc:date>2016-09-28T18:53:00</dc:date>
            </office:change-info>
          </text:insertion>
        </text:changed-region>
        <text:changed-region xml:id="ct240538616" text:id="ct240538616">
          <text:format-change>
            <office:change-info>
              <dc:creator>LJF </dc:creator>
              <dc:date>2016-09-28T18:53:00</dc:date>
            </office:change-info>
          </text:format-change>
        </text:changed-region>
        <text:changed-region xml:id="ct164159888" text:id="ct164159888">
          <text:deletion>
            <office:change-info>
              <dc:creator>LJF </dc:creator>
              <dc:date>2016-09-28T18:55:00</dc:date>
            </office:change-info>
            <text:p text:style-name="P7"><text:span text:style-name="Emphasis">nous,</text:span></text:p>
          </text:deletion>
        </text:changed-region>
        <text:changed-region xml:id="ct240516864" text:id="ct240516864">
          <text:insertion>
            <office:change-info>
              <dc:creator>LJF </dc:creator>
              <dc:date>2016-09-28T18:55:00</dc:date>
            </office:change-info>
          </text:insertion>
        </text:changed-region>
        <text:changed-region xml:id="ct212725488" text:id="ct212725488">
          <text:insertion>
            <office:change-info>
              <dc:creator>LJF </dc:creator>
              <dc:date>2016-09-28T18:55:00</dc:date>
            </office:change-info>
          </text:insertion>
        </text:changed-region>
        <text:changed-region xml:id="ct212725600" text:id="ct212725600">
          <text:deletion>
            <office:change-info>
              <dc:creator>LJF </dc:creator>
              <dc:date>2016-09-28T18:55:00</dc:date>
            </office:change-info>
            <text:p text:style-name="P7"><text:span text:style-name="Emphasis"><text:span text:style-name="T4">, avons</text:span></text:span></text:p>
          </text:deletion>
        </text:changed-region>
        <text:changed-region xml:id="ct240519864" text:id="ct240519864">
          <text:deletion>
            <office:change-info>
              <dc:creator>LJF </dc:creator>
              <dc:date>2016-09-28T18:55:00</dc:date>
            </office:change-info>
            <text:p text:style-name="P7"><text:span text:style-name="Emphasis">uniquement</text:span></text:p>
          </text:deletion>
        </text:changed-region>
        <text:changed-region xml:id="ct240547440" text:id="ct240547440">
          <text:insertion>
            <office:change-info>
              <dc:creator>LJF </dc:creator>
              <dc:date>2016-09-28T18:55:00</dc:date>
            </office:change-info>
          </text:insertion>
        </text:changed-region>
        <text:changed-region xml:id="ct240545696" text:id="ct240545696">
          <text:deletion>
            <office:change-info>
              <dc:creator>LJF </dc:creator>
              <dc:date>2016-09-28T18:56:00</dc:date>
            </office:change-info>
            <text:p text:style-name="P7"><text:span text:style-name="Emphasis">également</text:span></text:p>
          </text:deletion>
        </text:changed-region>
        <text:changed-region xml:id="ct240528176" text:id="ct240528176">
          <text:insertion>
            <office:change-info>
              <dc:creator>LJF </dc:creator>
              <dc:date>2016-09-28T18:56:00</dc:date>
            </office:change-info>
          </text:insertion>
        </text:changed-region>
        <text:changed-region xml:id="ct240528288" text:id="ct240528288">
          <text:deletion>
            <office:change-info>
              <dc:creator>LJF </dc:creator>
              <dc:date>2016-09-28T18:56:00</dc:date>
            </office:change-info>
            <text:p text:style-name="P7"><text:span text:style-name="Emphasis">comment</text:span></text:p>
          </text:deletion>
        </text:changed-region>
        <text:changed-region xml:id="ct212726832" text:id="ct212726832">
          <text:insertion>
            <office:change-info>
              <dc:creator>LJF </dc:creator>
              <dc:date>2016-09-28T18:56:00</dc:date>
            </office:change-info>
          </text:insertion>
        </text:changed-region>
        <text:changed-region xml:id="ct240601232" text:id="ct240601232">
          <text:deletion>
            <office:change-info>
              <dc:creator>LJF </dc:creator>
              <dc:date>2016-09-28T18:56:00</dc:date>
            </office:change-info>
            <text:p text:style-name="P7"><text:span text:style-name="Emphasis">comment</text:span></text:p>
          </text:deletion>
        </text:changed-region>
        <text:changed-region xml:id="ct212728968" text:id="ct212728968">
          <text:insertion>
            <office:change-info>
              <dc:creator>LJF </dc:creator>
              <dc:date>2016-09-28T18:56:00</dc:date>
            </office:change-info>
          </text:insertion>
        </text:changed-region>
        <text:changed-region xml:id="ct212756160" text:id="ct212756160">
          <text:insertion>
            <office:change-info>
              <dc:creator>LJF </dc:creator>
              <dc:date>2016-09-28T18:56:00</dc:date>
            </office:change-info>
          </text:insertion>
        </text:changed-region>
        <text:changed-region xml:id="ct212756592" text:id="ct212756592">
          <text:insertion>
            <office:change-info>
              <dc:creator>LJF </dc:creator>
              <dc:date>2016-09-28T19:01:00</dc:date>
            </office:change-info>
          </text:insertion>
        </text:changed-region>
        <text:changed-region xml:id="ct164167720" text:id="ct164167720">
          <text:deletion>
            <office:change-info>
              <dc:creator>LJF </dc:creator>
              <dc:date>2016-09-28T18:57:00</dc:date>
            </office:change-info>
            <text:p text:style-name="P8">à comprendre et apprivoiser</text:p>
          </text:deletion>
        </text:changed-region>
        <text:changed-region xml:id="ct164167496" text:id="ct164167496">
          <text:insertion>
            <office:change-info>
              <dc:creator>LJF </dc:creator>
              <dc:date>2016-09-28T18:57:00</dc:date>
            </office:change-info>
          </text:insertion>
        </text:changed-region>
        <text:changed-region xml:id="ct240500168" text:id="ct240500168">
          <text:insertion>
            <office:change-info>
              <dc:creator>LJF </dc:creator>
              <dc:date>2016-09-28T18:58:00</dc:date>
            </office:change-info>
          </text:insertion>
        </text:changed-region>
        <text:changed-region xml:id="ct164171344" text:id="ct164171344">
          <text:insertion>
            <office:change-info>
              <dc:creator>LJF </dc:creator>
              <dc:date>2016-09-28T18:58:00</dc:date>
            </office:change-info>
          </text:insertion>
        </text:changed-region>
        <text:changed-region xml:id="ct164176016" text:id="ct164176016">
          <text:insertion>
            <office:change-info>
              <dc:creator>LJF </dc:creator>
              <dc:date>2016-09-28T18:58:00</dc:date>
            </office:change-info>
          </text:insertion>
        </text:changed-region>
        <text:changed-region xml:id="ct164171704" text:id="ct164171704">
          <text:insertion>
            <office:change-info>
              <dc:creator>LJF </dc:creator>
              <dc:date>2016-09-28T18:58:00</dc:date>
            </office:change-info>
          </text:insertion>
        </text:changed-region>
        <text:changed-region xml:id="ct164169656" text:id="ct164169656">
          <text:deletion>
            <office:change-info>
              <dc:creator>LJF </dc:creator>
              <dc:date>2016-09-28T18:59:00</dc:date>
            </office:change-info>
            <text:p text:style-name="P8">alphabétisation</text:p>
          </text:deletion>
        </text:changed-region>
        <text:changed-region xml:id="ct212725736" text:id="ct212725736">
          <text:insertion>
            <office:change-info>
              <dc:creator>LJF </dc:creator>
              <dc:date>2016-09-28T18:59:00</dc:date>
            </office:change-info>
          </text:insertion>
        </text:changed-region>
        <text:changed-region xml:id="ct240604320" text:id="ct240604320">
          <text:insertion>
            <office:change-info>
              <dc:creator>LJF </dc:creator>
              <dc:date>2016-09-28T18:58:00</dc:date>
            </office:change-info>
          </text:insertion>
        </text:changed-region>
        <text:changed-region xml:id="ct164174104" text:id="ct164174104">
          <text:deletion>
            <office:change-info>
              <dc:creator>LJF </dc:creator>
              <dc:date>2016-09-28T19:00:00</dc:date>
            </office:change-info>
            <text:p text:style-name="P8">et notamment </text:p>
          </text:deletion>
        </text:changed-region>
        <text:changed-region xml:id="ct212754992" text:id="ct212754992">
          <text:insertion>
            <office:change-info>
              <dc:creator>LJF </dc:creator>
              <dc:date>2016-09-28T19:00:00</dc:date>
            </office:change-info>
          </text:insertion>
        </text:changed-region>
        <text:changed-region xml:id="ct164175576" text:id="ct164175576">
          <text:deletion>
            <office:change-info>
              <dc:creator>LJF </dc:creator>
              <dc:date>2016-09-28T19:01:00</dc:date>
            </office:change-info>
            <text:p text:style-name="P8">appropriés</text:p>
          </text:deletion>
        </text:changed-region>
        <text:changed-region xml:id="ct240622392" text:id="ct240622392">
          <text:insertion>
            <office:change-info>
              <dc:creator>LJF </dc:creator>
              <dc:date>2016-09-28T19:01:00</dc:date>
            </office:change-info>
          </text:insertion>
        </text:changed-region>
        <text:changed-region xml:id="ct240500016" text:id="ct240500016">
          <text:insertion>
            <office:change-info>
              <dc:creator>LJF </dc:creator>
              <dc:date>2016-09-28T19:01:00</dc:date>
            </office:change-info>
          </text:insertion>
        </text:changed-region>
        <text:changed-region xml:id="ct240541272" text:id="ct240541272">
          <text:insertion>
            <office:change-info>
              <dc:creator>LJF </dc:creator>
              <dc:date>2016-09-28T19:01:00</dc:date>
            </office:change-info>
          </text:insertion>
        </text:changed-region>
        <text:changed-region xml:id="ct240528576" text:id="ct240528576">
          <text:deletion>
            <office:change-info>
              <dc:creator>LJF </dc:creator>
              <dc:date>2016-09-28T19:04:00</dc:date>
            </office:change-info>
            <text:p text:style-name="P9">une</text:p>
          </text:deletion>
        </text:changed-region>
        <text:changed-region xml:id="ct164156544" text:id="ct164156544">
          <text:insertion>
            <office:change-info>
              <dc:creator>LJF </dc:creator>
              <dc:date>2016-09-28T19:04:00</dc:date>
            </office:change-info>
          </text:insertion>
        </text:changed-region>
        <text:changed-region xml:id="ct240539392" text:id="ct240539392">
          <text:deletion>
            <office:change-info>
              <dc:creator>LJF </dc:creator>
              <dc:date>2016-09-28T19:04:00</dc:date>
            </office:change-info>
            <text:p text:style-name="P9">pourrait</text:p>
          </text:deletion>
        </text:changed-region>
        <text:changed-region xml:id="ct240528040" text:id="ct240528040">
          <text:insertion>
            <office:change-info>
              <dc:creator>LJF </dc:creator>
              <dc:date>2016-09-28T19:04:00</dc:date>
            </office:change-info>
          </text:insertion>
        </text:changed-region>
        <text:changed-region xml:id="ct240630696" text:id="ct240630696">
          <text:insertion>
            <office:change-info>
              <dc:creator>LJF </dc:creator>
              <dc:date>2016-09-28T19:04:00</dc:date>
            </office:change-info>
          </text:insertion>
        </text:changed-region>
        <text:changed-region xml:id="ct240630808" text:id="ct240630808">
          <text:deletion>
            <office:change-info>
              <dc:creator>LJF </dc:creator>
              <dc:date>2016-09-28T19:04:00</dc:date>
            </office:change-info>
            <text:p text:style-name="P9"><text:span text:style-name="T5">consister à</text:span></text:p>
          </text:deletion>
        </text:changed-region>
        <text:changed-region xml:id="ct164183832" text:id="ct164183832">
          <text:deletion>
            <office:change-info>
              <dc:creator>LJF </dc:creator>
              <dc:date>2016-09-28T19:04:00</dc:date>
            </office:change-info>
            <text:p text:style-name="P9"><text:span text:style-name="Strong_20_Emphasis"><text:s/></text:span></text:p>
          </text:deletion>
        </text:changed-region>
        <text:changed-region xml:id="ct212761168" text:id="ct212761168">
          <text:insertion>
            <office:change-info>
              <dc:creator>LJF </dc:creator>
              <dc:date>2016-09-28T19:04:00</dc:date>
            </office:change-info>
          </text:insertion>
        </text:changed-region>
        <text:changed-region xml:id="ct240539240" text:id="ct240539240">
          <text:deletion>
            <office:change-info>
              <dc:creator>LJF </dc:creator>
              <dc:date>2016-09-28T19:06:00</dc:date>
            </office:change-info>
            <text:p text:style-name="P8">Enfin, i</text:p>
          </text:deletion>
        </text:changed-region>
        <text:changed-region xml:id="ct164185232" text:id="ct164185232">
          <text:insertion>
            <office:change-info>
              <dc:creator>LJF </dc:creator>
              <dc:date>2016-09-28T19:06:00</dc:date>
            </office:change-info>
          </text:insertion>
        </text:changed-region>
        <text:changed-region xml:id="ct240662896" text:id="ct240662896">
          <text:insertion>
            <office:change-info>
              <dc:creator>LJF </dc:creator>
              <dc:date>2016-09-28T19:05:00</dc:date>
            </office:change-info>
          </text:insertion>
        </text:changed-region>
        <text:changed-region xml:id="ct240579528" text:id="ct240579528">
          <text:deletion>
            <office:change-info>
              <dc:creator>LJF </dc:creator>
              <dc:date>2016-09-28T19:06:00</dc:date>
            </office:change-info>
            <text:p text:style-name="P8"><text:s/>et</text:p>
          </text:deletion>
        </text:changed-region>
        <text:changed-region xml:id="ct164179368" text:id="ct164179368">
          <text:deletion>
            <office:change-info>
              <dc:creator>LJF </dc:creator>
              <dc:date>2016-09-28T19:08:00</dc:date>
            </office:change-info>
            <text:p text:style-name="P8">librement </text:p>
          </text:deletion>
        </text:changed-region>
        <text:changed-region xml:id="ct240628200" text:id="ct240628200">
          <text:insertion>
            <office:change-info>
              <dc:creator>LJF </dc:creator>
              <dc:date>2016-09-28T19:07:00</dc:date>
            </office:change-info>
          </text:insertion>
        </text:changed-region>
        <text:changed-region xml:id="ct240504528" text:id="ct240504528">
          <text:deletion>
            <office:change-info>
              <dc:creator>LJF </dc:creator>
              <dc:date>2016-09-28T19:07:00</dc:date>
            </office:change-info>
            <text:p text:style-name="P8">.</text:p>
          </text:deletion>
        </text:changed-region>
        <text:changed-region xml:id="ct212760712" text:id="ct212760712">
          <text:deletion>
            <office:change-info>
              <dc:creator>LJF </dc:creator>
              <dc:date>2016-09-28T19:07:00</dc:date>
            </office:change-info>
            <text:p text:style-name="P8">P</text:p>
          </text:deletion>
        </text:changed-region>
        <text:changed-region xml:id="ct240540920" text:id="ct240540920">
          <text:insertion>
            <office:change-info>
              <dc:creator>LJF </dc:creator>
              <dc:date>2016-09-28T19:07:00</dc:date>
            </office:change-info>
          </text:insertion>
        </text:changed-region>
        <text:changed-region xml:id="ct240688520" text:id="ct240688520">
          <text:insertion>
            <office:change-info>
              <dc:creator>LJF </dc:creator>
              <dc:date>2016-09-28T19:08:00</dc:date>
            </office:change-info>
          </text:insertion>
        </text:changed-region>
        <text:changed-region xml:id="ct164193280" text:id="ct164193280">
          <text:insertion>
            <office:change-info>
              <dc:creator>LJF </dc:creator>
              <dc:date>2016-09-28T19:08:00</dc:date>
            </office:change-info>
          </text:insertion>
        </text:changed-region>
        <text:changed-region xml:id="ct164194360" text:id="ct164194360">
          <text:deletion>
            <office:change-info>
              <dc:creator>LJF </dc:creator>
              <dc:date>2016-09-28T19:09:00</dc:date>
            </office:change-info>
            <text:p text:style-name="P8">par extension </text:p>
          </text:deletion>
        </text:changed-region>
        <text:changed-region xml:id="ct240664912" text:id="ct240664912">
          <text:deletion>
            <office:change-info>
              <dc:creator>LJF </dc:creator>
              <dc:date>2016-09-28T19:09:00</dc:date>
            </office:change-info>
            <text:p text:style-name="P8">,</text:p>
          </text:deletion>
        </text:changed-region>
        <text:changed-region xml:id="ct240606416" text:id="ct240606416">
          <text:deletion>
            <office:change-info>
              <dc:creator>LJF </dc:creator>
              <dc:date>2016-09-28T19:09:00</dc:date>
            </office:change-info>
            <text:p text:style-name="P8">s</text:p>
          </text:deletion>
        </text:changed-region>
        <text:changed-region xml:id="ct240601040" text:id="ct240601040">
          <text:deletion>
            <office:change-info>
              <dc:creator>LJF </dc:creator>
              <dc:date>2016-09-28T19:10:00</dc:date>
            </office:change-info>
            <text:p text:style-name="P8">communautaire </text:p>
          </text:deletion>
        </text:changed-region>
        <text:changed-region xml:id="ct240607376" text:id="ct240607376">
          <text:insertion>
            <office:change-info>
              <dc:creator>LJF </dc:creator>
              <dc:date>2016-09-28T19:11:00</dc:date>
            </office:change-info>
          </text:insertion>
        </text:changed-region>
        <text:changed-region xml:id="ct240627288" text:id="ct240627288">
          <text:insertion>
            <office:change-info>
              <dc:creator>LJF </dc:creator>
              <dc:date>2016-09-28T19:11:00</dc:date>
            </office:change-info>
          </text:insertion>
        </text:changed-region>
        <text:changed-region xml:id="ct240576184" text:id="ct240576184">
          <text:deletion>
            <office:change-info>
              <dc:creator>LJF </dc:creator>
              <dc:date>2016-09-28T19:11:00</dc:date>
            </office:change-info>
            <text:p text:style-name="Text_20_body">, car il permettrait une extension,</text:p>
          </text:deletion>
        </text:changed-region>
        <text:changed-region xml:id="ct240668784" text:id="ct240668784">
          <text:insertion>
            <office:change-info>
              <dc:creator>LJF </dc:creator>
              <dc:date>2016-09-28T19:12:00</dc:date>
            </office:change-info>
          </text:insertion>
        </text:changed-region>
        <text:changed-region xml:id="ct164197736" text:id="ct164197736">
          <text:insertion>
            <office:change-info>
              <dc:creator>LJF </dc:creator>
              <dc:date>2016-09-28T20:34:00</dc:date>
            </office:change-info>
          </text:insertion>
        </text:changed-region>
        <text:changed-region xml:id="ct240667616" text:id="ct240667616">
          <text:deletion>
            <office:change-info>
              <dc:creator>LJF </dc:creator>
              <dc:date>2016-09-28T20:34:00</dc:date>
            </office:change-info>
            <text:h text:style-name="Heading_20_2" text:outline-level="2"><text:span text:style-name="T6">Principe d'un</text:span></text:h>
          </text:deletion>
        </text:changed-region>
        <text:changed-region xml:id="ct240694832" text:id="ct240694832">
          <text:insertion>
            <office:change-info>
              <dc:creator>LJF </dc:creator>
              <dc:date>2016-09-28T20:34:00</dc:date>
            </office:change-info>
          </text:insertion>
        </text:changed-region>
        <text:changed-region xml:id="ct240627176" text:id="ct240627176">
          <text:insertion>
            <office:change-info>
              <dc:creator>LJF </dc:creator>
              <dc:date>2016-09-28T20:35:00</dc:date>
            </office:change-info>
          </text:insertion>
        </text:changed-region>
        <text:changed-region xml:id="ct240663168" text:id="ct240663168">
          <text:deletion>
            <office:change-info>
              <dc:creator>LJF </dc:creator>
              <dc:date>2016-09-28T20:35:00</dc:date>
            </office:change-info>
            <text:p text:style-name="P8"><text:span text:style-name="T6">l</text:span></text:p>
          </text:deletion>
        </text:changed-region>
        <text:changed-region xml:id="ct240668520" text:id="ct240668520">
          <text:insertion>
            <office:change-info>
              <dc:creator>LJF </dc:creator>
              <dc:date>2016-09-28T20:36:00</dc:date>
            </office:change-info>
          </text:insertion>
        </text:changed-region>
        <text:changed-region xml:id="ct164193152" text:id="ct164193152">
          <text:insertion>
            <office:change-info>
              <dc:creator>LJF </dc:creator>
              <dc:date>2016-09-28T20:40:00</dc:date>
            </office:change-info>
          </text:insertion>
        </text:changed-region>
        <text:changed-region xml:id="ct240627024" text:id="ct240627024">
          <text:deletion>
            <office:change-info>
              <dc:creator>LJF </dc:creator>
              <dc:date>2016-09-28T20:41:00</dc:date>
            </office:change-info>
            <text:p text:style-name="P8"><text:s/></text:p>
          </text:deletion>
        </text:changed-region>
        <text:changed-region xml:id="ct240667160" text:id="ct240667160">
          <text:deletion>
            <office:change-info>
              <dc:creator>LJF </dc:creator>
              <dc:date>2016-09-28T20:41:00</dc:date>
            </office:change-info>
            <text:p text:style-name="P8">l'</text:p>
          </text:deletion>
        </text:changed-region>
        <text:changed-region xml:id="ct240688384" text:id="ct240688384">
          <text:insertion>
            <office:change-info>
              <dc:creator>LJF </dc:creator>
              <dc:date>2016-09-28T20:41:00</dc:date>
            </office:change-info>
          </text:insertion>
        </text:changed-region>
        <text:changed-region xml:id="ct164203544" text:id="ct164203544">
          <text:deletion>
            <office:change-info>
              <dc:creator>LJF </dc:creator>
              <dc:date>2016-09-28T20:41:00</dc:date>
            </office:change-info>
            <text:p text:style-name="P8"><text:span text:style-name="T6">d</text:span></text:p>
          </text:deletion>
        </text:changed-region>
        <text:changed-region xml:id="ct240694656" text:id="ct240694656">
          <text:insertion>
            <office:change-info>
              <dc:creator>LJF </dc:creator>
              <dc:date>2016-09-28T20:43:00</dc:date>
            </office:change-info>
          </text:insertion>
        </text:changed-region>
        <text:changed-region xml:id="ct240576048" text:id="ct240576048">
          <text:deletion>
            <office:change-info>
              <dc:creator>LJF </dc:creator>
              <dc:date>2016-09-28T20:43:00</dc:date>
            </office:change-info>
            <text:h text:style-name="P10" text:outline-level="2"><text:span text:style-name="T7"><text:s/>comme</text:span></text:h>
          </text:deletion>
        </text:changed-region>
        <text:changed-region xml:id="ct164210736" text:id="ct164210736">
          <text:insertion>
            <office:change-info>
              <dc:creator>LJF </dc:creator>
              <dc:date>2016-09-28T20:44:00</dc:date>
            </office:change-info>
          </text:insertion>
        </text:changed-region>
        <text:changed-region xml:id="ct240724520" text:id="ct240724520">
          <text:insertion>
            <office:change-info>
              <dc:creator>LJF </dc:creator>
              <dc:date>2016-09-28T20:42:00</dc:date>
            </office:change-info>
          </text:insertion>
        </text:changed-region>
        <text:changed-region xml:id="ct164206456" text:id="ct164206456">
          <text:format-change>
            <office:change-info>
              <dc:creator>LJF </dc:creator>
              <dc:date>2016-09-28T20:44:00</dc:date>
            </office:change-info>
          </text:format-change>
        </text:changed-region>
        <text:changed-region xml:id="ct164208872" text:id="ct164208872">
          <text:insertion>
            <office:change-info>
              <dc:creator>LJF </dc:creator>
              <dc:date>2016-09-28T20:44:00</dc:date>
            </office:change-info>
          </text:insertion>
        </text:changed-region>
        <text:changed-region xml:id="ct212762408" text:id="ct212762408">
          <text:format-change>
            <office:change-info>
              <dc:creator>LJF </dc:creator>
              <dc:date>2016-09-28T20:45:00</dc:date>
            </office:change-info>
          </text:format-change>
        </text:changed-region>
        <text:changed-region xml:id="ct240668976" text:id="ct240668976">
          <text:insertion>
            <office:change-info>
              <dc:creator>LJF </dc:creator>
              <dc:date>2016-09-28T20:45:00</dc:date>
            </office:change-info>
          </text:insertion>
        </text:changed-region>
        <text:changed-region xml:id="ct240541040" text:id="ct240541040">
          <text:deletion>
            <office:change-info>
              <dc:creator>LJF </dc:creator>
              <dc:date>2016-09-28T20:45:00</dc:date>
            </office:change-info>
            <text:p text:style-name="P11"><text:s/></text:p>
          </text:deletion>
        </text:changed-region>
        <text:changed-region xml:id="ct164212112" text:id="ct164212112">
          <text:deletion>
            <office:change-info>
              <dc:creator>LJF </dc:creator>
              <dc:date>2016-09-28T20:46:00</dc:date>
            </office:change-info>
            <text:p text:style-name="P11">, par exemple,</text:p>
          </text:deletion>
        </text:changed-region>
        <text:changed-region xml:id="ct240575896" text:id="ct240575896">
          <text:insertion>
            <office:change-info>
              <dc:creator>LJF </dc:creator>
              <dc:date>2016-09-28T20:46:00</dc:date>
            </office:change-info>
          </text:insertion>
        </text:changed-region>
        <text:changed-region xml:id="ct240718224" text:id="ct240718224">
          <text:format-change>
            <office:change-info>
              <dc:creator>LJF </dc:creator>
              <dc:date>2016-09-28T20:46:00</dc:date>
            </office:change-info>
          </text:format-change>
        </text:changed-region>
        <text:changed-region xml:id="ct240664368" text:id="ct240664368">
          <text:insertion>
            <office:change-info>
              <dc:creator>LJF </dc:creator>
              <dc:date>2016-09-28T20:46:00</dc:date>
            </office:change-info>
          </text:insertion>
        </text:changed-region>
        <text:changed-region xml:id="ct240689616" text:id="ct240689616">
          <text:insertion>
            <office:change-info>
              <dc:creator>LJF </dc:creator>
              <dc:date>2016-09-28T20:47:00</dc:date>
            </office:change-info>
          </text:insertion>
        </text:changed-region>
        <text:changed-region xml:id="ct212761872" text:id="ct212761872">
          <text:insertion>
            <office:change-info>
              <dc:creator>LJF </dc:creator>
              <dc:date>2016-09-28T20:48:00</dc:date>
            </office:change-info>
          </text:insertion>
        </text:changed-region>
        <text:changed-region xml:id="ct240721920" text:id="ct240721920">
          <text:deletion>
            <office:change-info>
              <dc:creator>LJF </dc:creator>
              <dc:date>2016-09-28T20:48:00</dc:date>
            </office:change-info>
            <text:p text:style-name="P12"><text:s/></text:p>
          </text:deletion>
        </text:changed-region>
        <text:changed-region xml:id="ct164217064" text:id="ct164217064">
          <text:format-change>
            <office:change-info>
              <dc:creator>LJF </dc:creator>
              <dc:date>2016-09-28T20:48:00</dc:date>
            </office:change-info>
          </text:format-change>
        </text:changed-region>
        <text:changed-region xml:id="ct164217360" text:id="ct164217360">
          <text:deletion>
            <office:change-info>
              <dc:creator>LJF </dc:creator>
              <dc:date>2016-09-28T20:48:00</dc:date>
            </office:change-info>
            <text:p text:style-name="P12">ou</text:p>
          </text:deletion>
        </text:changed-region>
        <text:changed-region xml:id="ct240706520" text:id="ct240706520">
          <text:insertion>
            <office:change-info>
              <dc:creator>LJF </dc:creator>
              <dc:date>2016-09-28T20:48:00</dc:date>
            </office:change-info>
          </text:insertion>
        </text:changed-region>
        <text:changed-region xml:id="ct164212256" text:id="ct164212256">
          <text:insertion>
            <office:change-info>
              <dc:creator>LJF </dc:creator>
              <dc:date>2016-09-28T20:48:00</dc:date>
            </office:change-info>
          </text:insertion>
        </text:changed-region>
        <text:changed-region xml:id="ct240724352" text:id="ct240724352">
          <text:insertion>
            <office:change-info>
              <dc:creator>LJF </dc:creator>
              <dc:date>2016-09-28T20:49:00</dc:date>
            </office:change-info>
          </text:insertion>
        </text:changed-region>
        <text:changed-region xml:id="ct240669088" text:id="ct240669088">
          <text:deletion>
            <office:change-info>
              <dc:creator>LJF </dc:creator>
              <dc:date>2016-09-28T20:49:00</dc:date>
            </office:change-info>
            <text:p text:style-name="P12">Traditionnellement, c</text:p>
          </text:deletion>
        </text:changed-region>
        <text:changed-region xml:id="ct240664168" text:id="ct240664168">
          <text:insertion>
            <office:change-info>
              <dc:creator>LJF </dc:creator>
              <dc:date>2016-09-28T20:49:00</dc:date>
            </office:change-info>
          </text:insertion>
        </text:changed-region>
        <text:changed-region xml:id="ct240704696" text:id="ct240704696">
          <text:deletion>
            <office:change-info>
              <dc:creator>LJF </dc:creator>
              <dc:date>2016-09-28T20:49:00</dc:date>
            </office:change-info>
            <text:p text:style-name="P12">peut être</text:p>
          </text:deletion>
        </text:changed-region>
        <text:changed-region xml:id="ct164218832" text:id="ct164218832">
          <text:insertion>
            <office:change-info>
              <dc:creator>LJF </dc:creator>
              <dc:date>2016-09-28T20:50:00</dc:date>
            </office:change-info>
          </text:insertion>
        </text:changed-region>
        <text:changed-region xml:id="ct164214968" text:id="ct164214968">
          <text:deletion>
            <office:change-info>
              <dc:creator>LJF </dc:creator>
              <dc:date>2016-09-28T20:50:00</dc:date>
            </office:change-info>
            <text:p text:style-name="P11">doit participer</text:p>
          </text:deletion>
        </text:changed-region>
        <text:changed-region xml:id="ct164221536" text:id="ct164221536">
          <text:format-change>
            <office:change-info>
              <dc:creator>LJF </dc:creator>
              <dc:date>2016-09-28T20:50:00</dc:date>
            </office:change-info>
          </text:format-change>
        </text:changed-region>
        <text:changed-region xml:id="ct164222864" text:id="ct164222864">
          <text:deletion>
            <office:change-info>
              <dc:creator>LJF </dc:creator>
              <dc:date>2016-09-28T20:50:00</dc:date>
            </office:change-info>
            <text:p text:style-name="P11">doit</text:p>
          </text:deletion>
        </text:changed-region>
        <text:changed-region xml:id="ct164223560" text:id="ct164223560">
          <text:insertion>
            <office:change-info>
              <dc:creator>LJF </dc:creator>
              <dc:date>2016-09-28T20:50:00</dc:date>
            </office:change-info>
          </text:insertion>
        </text:changed-region>
        <text:changed-region xml:id="ct164218048" text:id="ct164218048">
          <text:insertion>
            <office:change-info>
              <dc:creator>LJF </dc:creator>
              <dc:date>2016-09-28T20:50:00</dc:date>
            </office:change-info>
          </text:insertion>
        </text:changed-region>
        <text:changed-region xml:id="ct212762904" text:id="ct212762904">
          <text:deletion>
            <office:change-info>
              <dc:creator>LJF </dc:creator>
              <dc:date>2016-09-28T20:51:00</dc:date>
            </office:change-info>
            <text:p text:style-name="P11">à la fois </text:p>
          </text:deletion>
        </text:changed-region>
        <text:changed-region xml:id="ct240738512" text:id="ct240738512">
          <text:deletion>
            <office:change-info>
              <dc:creator>LJF </dc:creator>
              <dc:date>2016-09-28T20:51:00</dc:date>
            </office:change-info>
            <text:p text:style-name="P11"><text:s/>doit</text:p>
          </text:deletion>
        </text:changed-region>
        <text:changed-region xml:id="ct164225376" text:id="ct164225376">
          <text:insertion>
            <office:change-info>
              <dc:creator>LJF </dc:creator>
              <dc:date>2016-09-28T20:51:00</dc:date>
            </office:change-info>
          </text:insertion>
        </text:changed-region>
        <text:changed-region xml:id="ct164223944" text:id="ct164223944">
          <text:insertion>
            <office:change-info>
              <dc:creator>LJF </dc:creator>
              <dc:date>2016-09-28T20:51:00</dc:date>
            </office:change-info>
          </text:insertion>
        </text:changed-region>
        <text:changed-region xml:id="ct164227280" text:id="ct164227280">
          <text:deletion>
            <office:change-info>
              <dc:creator>LJF </dc:creator>
              <dc:date>2016-09-28T20:52:00</dc:date>
            </office:change-info>
            <text:p text:style-name="P11"><text:s/></text:p>
          </text:deletion>
        </text:changed-region>
        <text:changed-region xml:id="ct240733864" text:id="ct240733864">
          <text:insertion>
            <office:change-info>
              <dc:creator>LJF </dc:creator>
              <dc:date>2016-09-28T20:52:00</dc:date>
            </office:change-info>
          </text:insertion>
        </text:changed-region>
        <text:changed-region xml:id="ct240631504" text:id="ct240631504">
          <text:deletion>
            <office:change-info>
              <dc:creator>LJF </dc:creator>
              <dc:date>2016-09-28T20:52:00</dc:date>
            </office:change-info>
            <text:p text:style-name="P11">ou</text:p>
          </text:deletion>
        </text:changed-region>
        <text:changed-region xml:id="ct212758776" text:id="ct212758776">
          <text:insertion>
            <office:change-info>
              <dc:creator>LJF </dc:creator>
              <dc:date>2016-09-28T20:52:00</dc:date>
            </office:change-info>
          </text:insertion>
        </text:changed-region>
        <text:changed-region xml:id="ct240769352" text:id="ct240769352">
          <text:insertion>
            <office:change-info>
              <dc:creator>LJF </dc:creator>
              <dc:date>2016-09-28T20:52:00</dc:date>
            </office:change-info>
          </text:insertion>
        </text:changed-region>
        <text:changed-region xml:id="ct164182496" text:id="ct164182496">
          <text:deletion>
            <office:change-info>
              <dc:creator>LJF </dc:creator>
              <dc:date>2016-09-28T20:52:00</dc:date>
            </office:change-info>
            <text:p text:style-name="P11"><text:s/></text:p>
          </text:deletion>
        </text:changed-region>
        <text:changed-region xml:id="ct164223128" text:id="ct164223128">
          <text:insertion>
            <office:change-info>
              <dc:creator>LJF </dc:creator>
              <dc:date>2016-09-28T20:53:00</dc:date>
            </office:change-info>
          </text:insertion>
        </text:changed-region>
        <text:changed-region xml:id="ct164221848" text:id="ct164221848">
          <text:insertion>
            <office:change-info>
              <dc:creator>LJF </dc:creator>
              <dc:date>2016-09-28T20:53:00</dc:date>
            </office:change-info>
          </text:insertion>
        </text:changed-region>
        <text:changed-region xml:id="ct164219784" text:id="ct164219784">
          <text:insertion>
            <office:change-info>
              <dc:creator>LJF </dc:creator>
              <dc:date>2016-09-28T20:54:00</dc:date>
            </office:change-info>
          </text:insertion>
        </text:changed-region>
        <text:changed-region xml:id="ct164181384" text:id="ct164181384">
          <text:deletion>
            <office:change-info>
              <dc:creator>LJF </dc:creator>
              <dc:date>2016-09-28T20:54:00</dc:date>
            </office:change-info>
            <text:p text:style-name="P13"><text:span text:style-name="Emphasis">.</text:span></text:p>
          </text:deletion>
        </text:changed-region>
        <text:changed-region xml:id="ct240737992" text:id="ct240737992">
          <text:insertion>
            <office:change-info>
              <dc:creator>LJF </dc:creator>
              <dc:date>2016-09-28T20:54:00</dc:date>
            </office:change-info>
          </text:insertion>
        </text:changed-region>
        <text:changed-region xml:id="ct240759584" text:id="ct240759584">
          <text:insertion>
            <office:change-info>
              <dc:creator>LJF </dc:creator>
              <dc:date>2016-09-28T20:54:00</dc:date>
            </office:change-info>
          </text:insertion>
        </text:changed-region>
        <text:changed-region xml:id="ct164234800" text:id="ct164234800">
          <text:insertion>
            <office:change-info>
              <dc:creator>LJF </dc:creator>
              <dc:date>2016-09-28T20:54:00</dc:date>
            </office:change-info>
          </text:insertion>
        </text:changed-region>
        <text:changed-region xml:id="ct240670944" text:id="ct240670944">
          <text:deletion>
            <office:change-info>
              <dc:creator>LJF </dc:creator>
              <dc:date>2016-09-28T20:54:00</dc:date>
            </office:change-info>
            <text:p text:style-name="P13"><text:span text:style-name="Emphasis">.</text:span></text:p>
          </text:deletion>
        </text:changed-region>
        <text:changed-region xml:id="ct240661776" text:id="ct240661776">
          <text:insertion>
            <office:change-info>
              <dc:creator>LJF </dc:creator>
              <dc:date>2016-09-28T20:55:00</dc:date>
            </office:change-info>
          </text:insertion>
        </text:changed-region>
        <text:changed-region xml:id="ct240607800" text:id="ct240607800">
          <text:deletion>
            <office:change-info>
              <dc:creator>LJF </dc:creator>
              <dc:date>2016-09-28T20:55:00</dc:date>
            </office:change-info>
            <text:p text:style-name="P13">ses</text:p>
          </text:deletion>
        </text:changed-region>
        <text:changed-region xml:id="ct164235848" text:id="ct164235848">
          <text:deletion>
            <office:change-info>
              <dc:creator>LJF </dc:creator>
              <dc:date>2016-09-28T20:55:00</dc:date>
            </office:change-info>
            <text:p text:style-name="P13">,</text:p>
          </text:deletion>
        </text:changed-region>
        <text:changed-region xml:id="ct164235000" text:id="ct164235000">
          <text:deletion>
            <office:change-info>
              <dc:creator>LJF </dc:creator>
              <dc:date>2016-09-28T20:55:00</dc:date>
            </office:change-info>
            <text:p text:style-name="P13"><text:s/>enfin</text:p>
          </text:deletion>
        </text:changed-region>
        <text:changed-region xml:id="ct212763192" text:id="ct212763192">
          <text:insertion>
            <office:change-info>
              <dc:creator>LJF </dc:creator>
              <dc:date>2016-09-28T20:55:00</dc:date>
            </office:change-info>
          </text:insertion>
        </text:changed-region>
        <text:changed-region xml:id="ct240696488" text:id="ct240696488">
          <text:insertion>
            <office:change-info>
              <dc:creator>LJF </dc:creator>
              <dc:date>2016-09-28T20:56:00</dc:date>
            </office:change-info>
          </text:insertion>
        </text:changed-region>
        <text:changed-region xml:id="ct240670448" text:id="ct240670448">
          <text:deletion>
            <office:change-info>
              <dc:creator>LJF </dc:creator>
              <dc:date>2016-09-28T20:56:00</dc:date>
            </office:change-info>
            <text:p text:style-name="P13"><text:span text:style-name="Emphasis">.</text:span></text:p>
          </text:deletion>
        </text:changed-region>
        <text:changed-region xml:id="ct240604760" text:id="ct240604760">
          <text:deletion>
            <office:change-info>
              <dc:creator>LJF </dc:creator>
              <dc:date>2016-09-28T20:55:00</dc:date>
            </office:change-info>
            <text:p text:style-name="P13">it</text:p>
          </text:deletion>
        </text:changed-region>
        <text:changed-region xml:id="ct164241120" text:id="ct164241120">
          <text:insertion>
            <office:change-info>
              <dc:creator>LJF </dc:creator>
              <dc:date>2016-09-28T20:55:00</dc:date>
            </office:change-info>
          </text:insertion>
        </text:changed-region>
        <text:changed-region xml:id="ct164235352" text:id="ct164235352">
          <text:deletion>
            <office:change-info>
              <dc:creator>LJF </dc:creator>
              <dc:date>2016-09-28T20:55:00</dc:date>
            </office:change-info>
            <text:p text:style-name="P13"><text:span text:style-name="T8">ant</text:span></text:p>
          </text:deletion>
        </text:changed-region>
        <text:changed-region xml:id="ct164241320" text:id="ct164241320">
          <text:insertion>
            <office:change-info>
              <dc:creator>LJF </dc:creator>
              <dc:date>2016-09-28T20:56:00</dc:date>
            </office:change-info>
          </text:insertion>
        </text:changed-region>
        <text:changed-region xml:id="ct164239456" text:id="ct164239456">
          <text:insertion>
            <office:change-info>
              <dc:creator>LJF </dc:creator>
              <dc:date>2016-09-28T20:56:00</dc:date>
            </office:change-info>
          </text:insertion>
        </text:changed-region>
        <text:changed-region xml:id="ct240738384" text:id="ct240738384">
          <text:deletion>
            <office:change-info>
              <dc:creator>LJF </dc:creator>
              <dc:date>2016-09-28T20:56:00</dc:date>
            </office:change-info>
            <text:p text:style-name="P13"><text:span text:style-name="Emphasis">.</text:span></text:p>
          </text:deletion>
        </text:changed-region>
        <text:changed-region xml:id="ct164243616" text:id="ct164243616">
          <text:deletion>
            <office:change-info>
              <dc:creator>LJF </dc:creator>
              <dc:date>2016-09-28T20:56:00</dc:date>
            </office:change-info>
            <text:p text:style-name="P13">it</text:p>
          </text:deletion>
        </text:changed-region>
        <text:changed-region xml:id="ct240604640" text:id="ct240604640">
          <text:deletion>
            <office:change-info>
              <dc:creator>LJF </dc:creator>
              <dc:date>2016-09-28T20:56:00</dc:date>
            </office:change-info>
            <text:p text:style-name="P13">s</text:p>
          </text:deletion>
        </text:changed-region>
        <text:changed-region xml:id="ct212761528" text:id="ct212761528">
          <text:insertion>
            <office:change-info>
              <dc:creator>LJF </dc:creator>
              <dc:date>2016-09-28T20:57:00</dc:date>
            </office:change-info>
          </text:insertion>
        </text:changed-region>
        <text:changed-region xml:id="ct240670560" text:id="ct240670560">
          <text:insertion>
            <office:change-info>
              <dc:creator>LJF </dc:creator>
              <dc:date>2016-09-28T20:57:00</dc:date>
            </office:change-info>
          </text:insertion>
        </text:changed-region>
        <text:changed-region xml:id="ct164243984" text:id="ct164243984">
          <text:deletion>
            <office:change-info>
              <dc:creator>LJF </dc:creator>
              <dc:date>2016-09-28T20:57:00</dc:date>
            </office:change-info>
            <text:p text:style-name="P13"><text:span text:style-name="Emphasis">.</text:span></text:p>
          </text:deletion>
        </text:changed-region>
        <text:changed-region xml:id="ct240798784" text:id="ct240798784">
          <text:insertion>
            <office:change-info>
              <dc:creator>LJF </dc:creator>
              <dc:date>2016-09-28T20:58:00</dc:date>
            </office:change-info>
          </text:insertion>
        </text:changed-region>
        <text:changed-region xml:id="ct240741712" text:id="ct240741712">
          <text:insertion>
            <office:change-info>
              <dc:creator>LJF </dc:creator>
              <dc:date>2016-09-28T20:58:00</dc:date>
            </office:change-info>
          </text:insertion>
        </text:changed-region>
        <text:changed-region xml:id="ct240797616" text:id="ct240797616">
          <text:deletion>
            <office:change-info>
              <dc:creator>LJF </dc:creator>
              <dc:date>2016-09-28T20:58:00</dc:date>
            </office:change-info>
            <text:p text:style-name="P13"><text:span text:style-name="T8">Suite à</text:span></text:p>
          </text:deletion>
        </text:changed-region>
        <text:changed-region xml:id="ct240738144" text:id="ct240738144">
          <text:deletion>
            <office:change-info>
              <dc:creator>LJF </dc:creator>
              <dc:date>2016-09-28T20:58:00</dc:date>
            </office:change-info>
            <text:p text:style-name="P13">d'ores et déjà</text:p>
          </text:deletion>
        </text:changed-region>
        <text:changed-region xml:id="ct240741304" text:id="ct240741304">
          <text:deletion>
            <office:change-info>
              <dc:creator>LJF </dc:creator>
              <dc:date>2016-09-28T20:59:00</dc:date>
            </office:change-info>
            <text:p text:style-name="P13"><text:s/></text:p>
          </text:deletion>
        </text:changed-region>
        <text:changed-region xml:id="ct240668200" text:id="ct240668200">
          <text:deletion>
            <office:change-info>
              <dc:creator>LJF </dc:creator>
              <dc:date>2016-09-28T20:59:00</dc:date>
            </office:change-info>
            <text:p text:style-name="P13">l</text:p>
          </text:deletion>
        </text:changed-region>
        <text:changed-region xml:id="ct164243872" text:id="ct164243872">
          <text:insertion>
            <office:change-info>
              <dc:creator>LJF </dc:creator>
              <dc:date>2016-09-28T20:59:00</dc:date>
            </office:change-info>
          </text:insertion>
        </text:changed-region>
        <text:changed-region xml:id="ct164245720" text:id="ct164245720">
          <text:insertion>
            <office:change-info>
              <dc:creator>LJF </dc:creator>
              <dc:date>2016-09-28T20:59:00</dc:date>
            </office:change-info>
          </text:insertion>
        </text:changed-region>
        <text:changed-region xml:id="ct164246512" text:id="ct164246512">
          <text:deletion>
            <office:change-info>
              <dc:creator>LJF </dc:creator>
              <dc:date>2016-09-28T20:59:00</dc:date>
            </office:change-info>
            <text:p text:style-name="P13"><text:s/></text:p>
          </text:deletion>
        </text:changed-region>
        <text:changed-region xml:id="ct164245904" text:id="ct164245904">
          <text:format-change>
            <office:change-info>
              <dc:creator>LJF </dc:creator>
              <dc:date>2016-09-28T20:59:00</dc:date>
            </office:change-info>
          </text:format-change>
        </text:changed-region>
        <text:changed-region xml:id="ct240696344" text:id="ct240696344">
          <text:format-change>
            <office:change-info>
              <dc:creator>LJF </dc:creator>
              <dc:date>2016-09-28T20:59:00</dc:date>
            </office:change-info>
          </text:format-change>
        </text:changed-region>
        <text:changed-region xml:id="ct164244952" text:id="ct164244952">
          <text:format-change>
            <office:change-info>
              <dc:creator>LJF </dc:creator>
              <dc:date>2016-09-28T20:59:00</dc:date>
            </office:change-info>
          </text:format-change>
        </text:changed-region>
        <text:changed-region xml:id="ct240797248" text:id="ct240797248">
          <text:deletion>
            <office:change-info>
              <dc:creator>LJF </dc:creator>
              <dc:date>2016-09-28T20:59:00</dc:date>
            </office:change-info>
            <text:p text:style-name="P13"><text:span text:style-name="T9">ement</text:span></text:p>
          </text:deletion>
        </text:changed-region>
        <text:changed-region xml:id="ct240737808" text:id="ct240737808">
          <text:format-change>
            <office:change-info>
              <dc:creator>LJF </dc:creator>
              <dc:date>2016-09-28T20:59:00</dc:date>
            </office:change-info>
          </text:format-change>
        </text:changed-region>
        <text:changed-region xml:id="ct240449864" text:id="ct240449864">
          <text:insertion>
            <office:change-info>
              <dc:creator>LJF </dc:creator>
              <dc:date>2016-09-28T21:00:00</dc:date>
            </office:change-info>
          </text:insertion>
        </text:changed-region>
        <text:changed-region xml:id="ct240667768" text:id="ct240667768">
          <text:deletion>
            <office:change-info>
              <dc:creator>LJF </dc:creator>
              <dc:date>2016-09-28T21:00:00</dc:date>
            </office:change-info>
            <text:p text:style-name="P14"><text:s/></text:p>
          </text:deletion>
        </text:changed-region>
        <text:changed-region xml:id="ct240451784" text:id="ct240451784">
          <text:format-change>
            <office:change-info>
              <dc:creator>LJF </dc:creator>
              <dc:date>2016-09-28T21:01:00</dc:date>
            </office:change-info>
          </text:format-change>
        </text:changed-region>
        <text:changed-region xml:id="ct240452744" text:id="ct240452744">
          <text:insertion>
            <office:change-info>
              <dc:creator>LJF </dc:creator>
              <dc:date>2016-09-28T21:00:00</dc:date>
            </office:change-info>
          </text:insertion>
        </text:changed-region>
        <text:changed-region xml:id="ct240661376" text:id="ct240661376">
          <text:format-change>
            <office:change-info>
              <dc:creator>LJF </dc:creator>
              <dc:date>2016-09-28T21:01:00</dc:date>
            </office:change-info>
          </text:format-change>
        </text:changed-region>
        <text:changed-region xml:id="ct240450736" text:id="ct240450736">
          <text:insertion>
            <office:change-info>
              <dc:creator>LJF </dc:creator>
              <dc:date>2016-09-28T21:00:00</dc:date>
            </office:change-info>
          </text:insertion>
        </text:changed-region>
        <text:changed-region xml:id="ct240661488" text:id="ct240661488">
          <text:insertion>
            <office:change-info>
              <dc:creator>LJF </dc:creator>
              <dc:date>2016-09-28T21:00:00</dc:date>
            </office:change-info>
          </text:insertion>
        </text:changed-region>
        <text:changed-region xml:id="ct164251456" text:id="ct164251456">
          <text:insertion>
            <office:change-info>
              <dc:creator>LJF </dc:creator>
              <dc:date>2016-09-28T21:01:00</dc:date>
            </office:change-info>
          </text:insertion>
        </text:changed-region>
        <text:changed-region xml:id="ct164252576" text:id="ct164252576">
          <text:deletion>
            <office:change-info>
              <dc:creator>LJF </dc:creator>
              <dc:date>2016-09-28T21:01:00</dc:date>
            </office:change-info>
            <text:p text:style-name="P14"><text:s/></text:p>
          </text:deletion>
        </text:changed-region>
        <text:changed-region xml:id="ct164249904" text:id="ct164249904">
          <text:format-change>
            <office:change-info>
              <dc:creator>LJF </dc:creator>
              <dc:date>2016-09-28T21:01:00</dc:date>
            </office:change-info>
          </text:format-change>
        </text:changed-region>
        <text:changed-region xml:id="ct240741008" text:id="ct240741008">
          <text:deletion>
            <office:change-info>
              <dc:creator>LJF </dc:creator>
              <dc:date>2016-09-28T21:01:00</dc:date>
            </office:change-info>
            <text:p text:style-name="P14">est</text:p>
          </text:deletion>
        </text:changed-region>
        <text:changed-region xml:id="ct240453320" text:id="ct240453320">
          <text:insertion>
            <office:change-info>
              <dc:creator>LJF </dc:creator>
              <dc:date>2016-09-28T21:01:00</dc:date>
            </office:change-info>
          </text:insertion>
        </text:changed-region>
        <text:changed-region xml:id="ct240772360" text:id="ct240772360">
          <text:insertion>
            <office:change-info>
              <dc:creator>LJF </dc:creator>
              <dc:date>2016-09-28T21:01:00</dc:date>
            </office:change-info>
          </text:insertion>
        </text:changed-region>
        <text:changed-region xml:id="ct240457608" text:id="ct240457608">
          <text:deletion>
            <office:change-info>
              <dc:creator>LJF </dc:creator>
              <dc:date>2016-09-28T21:02:00</dc:date>
            </office:change-info>
            <text:p text:style-name="P14"> </text:p>
          </text:deletion>
        </text:changed-region>
        <text:changed-region xml:id="ct240668336" text:id="ct240668336">
          <text:insertion>
            <office:change-info>
              <dc:creator>LJF </dc:creator>
              <dc:date>2016-09-28T21:02:00</dc:date>
            </office:change-info>
          </text:insertion>
        </text:changed-region>
        <text:changed-region xml:id="ct240455704" text:id="ct240455704">
          <text:insertion>
            <office:change-info>
              <dc:creator>LJF </dc:creator>
              <dc:date>2016-09-28T21:02:00</dc:date>
            </office:change-info>
          </text:insertion>
        </text:changed-region>
        <text:changed-region xml:id="ct240661600" text:id="ct240661600">
          <text:insertion>
            <office:change-info>
              <dc:creator>LJF </dc:creator>
              <dc:date>2016-09-28T21:03:00</dc:date>
            </office:change-info>
          </text:insertion>
        </text:changed-region>
        <text:changed-region xml:id="ct240456920" text:id="ct240456920">
          <text:deletion>
            <office:change-info>
              <dc:creator>LJF </dc:creator>
              <dc:date>2016-09-28T21:02:00</dc:date>
            </office:change-info>
            <text:p text:style-name="P15"><text:span text:style-name="T10">S</text:span></text:p>
          </text:deletion>
        </text:changed-region>
        <text:changed-region xml:id="ct240788352" text:id="ct240788352">
          <text:insertion>
            <office:change-info>
              <dc:creator>LJF </dc:creator>
              <dc:date>2016-09-28T21:07:00</dc:date>
            </office:change-info>
          </text:insertion>
        </text:changed-region>
        <text:changed-region xml:id="ct240459544" text:id="ct240459544">
          <text:deletion>
            <office:change-info>
              <dc:creator>LJF </dc:creator>
              <dc:date>2016-09-28T21:07:00</dc:date>
            </office:change-info>
            <text:h text:style-name="Heading_20_2" text:outline-level="2">modèle d'</text:h>
          </text:deletion>
        </text:changed-region>
        <text:changed-region xml:id="ct240460912" text:id="ct240460912">
          <text:deletion>
            <office:change-info>
              <dc:creator>LJF </dc:creator>
              <dc:date>2016-09-28T21:07:00</dc:date>
            </office:change-info>
            <text:h text:style-name="Heading_20_2" text:outline-level="2">par les membres</text:h>
          </text:deletion>
        </text:changed-region>
        <text:changed-region xml:id="ct240798976" text:id="ct240798976">
          <text:insertion>
            <office:change-info>
              <dc:creator>LJF </dc:creator>
              <dc:date>2016-09-28T21:07:00</dc:date>
            </office:change-info>
          </text:insertion>
        </text:changed-region>
        <text:changed-region xml:id="ct240461976" text:id="ct240461976">
          <text:insertion>
            <office:change-info>
              <dc:creator>LJF </dc:creator>
              <dc:date>2016-09-28T21:04:00</dc:date>
            </office:change-info>
          </text:insertion>
        </text:changed-region>
        <text:changed-region xml:id="ct240460128" text:id="ct240460128">
          <text:format-change>
            <office:change-info>
              <dc:creator>LJF </dc:creator>
              <dc:date>2016-09-28T21:06:00</dc:date>
            </office:change-info>
          </text:format-change>
        </text:changed-region>
        <text:changed-region xml:id="ct240461280" text:id="ct240461280">
          <text:format-change>
            <office:change-info>
              <dc:creator>LJF </dc:creator>
              <dc:date>2016-09-28T21:07:00</dc:date>
            </office:change-info>
          </text:format-change>
        </text:changed-region>
        <text:changed-region xml:id="ct240696136" text:id="ct240696136">
          <text:insertion>
            <office:change-info>
              <dc:creator>LJF </dc:creator>
              <dc:date>2016-09-28T21:05:00</dc:date>
            </office:change-info>
          </text:insertion>
        </text:changed-region>
        <text:changed-region xml:id="ct240695832" text:id="ct240695832">
          <text:format-change>
            <office:change-info>
              <dc:creator>LJF </dc:creator>
              <dc:date>2016-09-28T21:07:00</dc:date>
            </office:change-info>
          </text:format-change>
        </text:changed-region>
        <text:changed-region xml:id="ct240464224" text:id="ct240464224">
          <text:format-change>
            <office:change-info>
              <dc:creator>LJF </dc:creator>
              <dc:date>2016-09-28T21:07:00</dc:date>
            </office:change-info>
          </text:format-change>
        </text:changed-region>
        <text:changed-region xml:id="ct240707200" text:id="ct240707200">
          <text:format-change>
            <office:change-info>
              <dc:creator>LJF </dc:creator>
              <dc:date>2016-09-28T21:10:00</dc:date>
            </office:change-info>
          </text:format-change>
        </text:changed-region>
        <text:changed-region xml:id="ct240706880" text:id="ct240706880">
          <text:insertion>
            <office:change-info>
              <dc:creator>LJF </dc:creator>
              <dc:date>2016-09-28T21:08:00</dc:date>
            </office:change-info>
          </text:insertion>
        </text:changed-region>
        <text:changed-region xml:id="ct240706992" text:id="ct240706992">
          <text:deletion>
            <office:change-info>
              <dc:creator>LJF </dc:creator>
              <dc:date>2016-09-28T21:08:00</dc:date>
            </office:change-info>
            <text:p text:style-name="P14"><text:span text:style-name="T10">î</text:span></text:p>
          </text:deletion>
        </text:changed-region>
        <text:changed-region xml:id="ct240736552" text:id="ct240736552">
          <text:insertion>
            <office:change-info>
              <dc:creator>LJF </dc:creator>
              <dc:date>2016-09-28T21:08:00</dc:date>
            </office:change-info>
          </text:insertion>
        </text:changed-region>
        <text:changed-region xml:id="ct240736664" text:id="ct240736664">
          <text:insertion>
            <office:change-info>
              <dc:creator>LJF </dc:creator>
              <dc:date>2016-09-28T21:11:00</dc:date>
            </office:change-info>
          </text:insertion>
        </text:changed-region>
        <text:changed-region xml:id="ct240467096" text:id="ct240467096">
          <text:deletion>
            <office:change-info>
              <dc:creator>LJF </dc:creator>
              <dc:date>2016-09-28T21:11:00</dc:date>
            </office:change-info>
            <text:p text:style-name="P14"><text:s/></text:p>
          </text:deletion>
        </text:changed-region>
        <text:changed-region xml:id="ct240465680" text:id="ct240465680">
          <text:insertion>
            <office:change-info>
              <dc:creator>LJF </dc:creator>
              <dc:date>2016-09-28T21:12:00</dc:date>
            </office:change-info>
          </text:insertion>
        </text:changed-region>
        <text:changed-region xml:id="ct240468672" text:id="ct240468672">
          <text:deletion>
            <office:change-info>
              <dc:creator>LJF </dc:creator>
              <dc:date>2016-09-28T21:12:00</dc:date>
            </office:change-info>
            <text:p text:style-name="P14">une</text:p>
          </text:deletion>
        </text:changed-region>
        <text:changed-region xml:id="ct240458888" text:id="ct240458888">
          <text:insertion>
            <office:change-info>
              <dc:creator>LJF </dc:creator>
              <dc:date>2016-09-28T21:12:00</dc:date>
            </office:change-info>
          </text:insertion>
        </text:changed-region>
        <text:changed-region xml:id="ct240736776" text:id="ct240736776">
          <text:insertion>
            <office:change-info>
              <dc:creator>LJF </dc:creator>
              <dc:date>2016-09-28T21:12:00</dc:date>
            </office:change-info>
          </text:insertion>
        </text:changed-region>
        <text:changed-region xml:id="ct240465168" text:id="ct240465168">
          <text:deletion>
            <office:change-info>
              <dc:creator>LJF </dc:creator>
              <dc:date>2016-09-28T21:12:00</dc:date>
            </office:change-info>
            <text:p text:style-name="P14">une</text:p>
          </text:deletion>
        </text:changed-region>
        <text:changed-region xml:id="ct240465832" text:id="ct240465832">
          <text:insertion>
            <office:change-info>
              <dc:creator>LJF </dc:creator>
              <dc:date>2016-09-28T21:12:00</dc:date>
            </office:change-info>
          </text:insertion>
        </text:changed-region>
        <text:changed-region xml:id="ct240470448" text:id="ct240470448">
          <text:insertion>
            <office:change-info>
              <dc:creator>LJF </dc:creator>
              <dc:date>2016-09-28T21:12:00</dc:date>
            </office:change-info>
          </text:insertion>
        </text:changed-region>
        <text:changed-region xml:id="ct240471448" text:id="ct240471448">
          <text:insertion>
            <office:change-info>
              <dc:creator>LJF </dc:creator>
              <dc:date>2016-09-28T21:12:00</dc:date>
            </office:change-info>
          </text:insertion>
        </text:changed-region>
        <text:changed-region xml:id="ct240470272" text:id="ct240470272">
          <text:deletion>
            <office:change-info>
              <dc:creator>LJF </dc:creator>
              <dc:date>2016-09-28T21:12:00</dc:date>
            </office:change-info>
            <text:p text:style-name="P14">lieu</text:p>
          </text:deletion>
        </text:changed-region>
        <text:changed-region xml:id="ct240736272" text:id="ct240736272">
          <text:insertion>
            <office:change-info>
              <dc:creator>LJF </dc:creator>
              <dc:date>2016-09-28T21:12:00</dc:date>
            </office:change-info>
          </text:insertion>
        </text:changed-region>
        <text:changed-region xml:id="ct240736384" text:id="ct240736384">
          <text:insertion>
            <office:change-info>
              <dc:creator>LJF </dc:creator>
              <dc:date>2016-09-28T21:12:00</dc:date>
            </office:change-info>
          </text:insertion>
        </text:changed-region>
        <text:changed-region xml:id="ct240802192" text:id="ct240802192">
          <text:insertion>
            <office:change-info>
              <dc:creator>LJF </dc:creator>
              <dc:date>2016-09-28T21:13:00</dc:date>
            </office:change-info>
          </text:insertion>
        </text:changed-region>
        <text:changed-region xml:id="ct240471776" text:id="ct240471776">
          <text:deletion>
            <office:change-info>
              <dc:creator>LJF </dc:creator>
              <dc:date>2016-09-28T21:13:00</dc:date>
            </office:change-info>
            <text:p text:style-name="P14">nous anticipons donc que </text:p>
          </text:deletion>
        </text:changed-region>
        <text:changed-region xml:id="ct240802056" text:id="ct240802056">
          <text:insertion>
            <office:change-info>
              <dc:creator>LJF </dc:creator>
              <dc:date>2016-09-28T21:13:00</dc:date>
            </office:change-info>
          </text:insertion>
        </text:changed-region>
        <text:changed-region xml:id="ct240688256" text:id="ct240688256">
          <text:insertion>
            <office:change-info>
              <dc:creator>LJF </dc:creator>
              <dc:date>2016-09-28T21:13:00</dc:date>
            </office:change-info>
          </text:insertion>
        </text:changed-region>
        <text:changed-region xml:id="ct240828040" text:id="ct240828040">
          <text:insertion>
            <office:change-info>
              <dc:creator>LJF </dc:creator>
              <dc:date>2016-09-28T21:14:00</dc:date>
            </office:change-info>
          </text:insertion>
        </text:changed-region>
        <text:changed-region xml:id="ct240776104" text:id="ct240776104">
          <text:deletion>
            <office:change-info>
              <dc:creator>LJF </dc:creator>
              <dc:date>2016-09-28T21:14:00</dc:date>
            </office:change-info>
            <text:p text:style-name="P8"><text:span text:style-name="Strong_20_Emphasis"><text:span text:style-name="T10">(ou une clé ? à préciser...)</text:span></text:span><text:span text:style-name="T10"> </text:span></text:p>
          </text:deletion>
        </text:changed-region>
        <text:changed-region xml:id="ct240474808" text:id="ct240474808">
          <text:deletion>
            <office:change-info>
              <dc:creator>LJF </dc:creator>
              <dc:date>2016-09-28T21:14:00</dc:date>
            </office:change-info>
            <text:p text:style-name="P8"> </text:p>
          </text:deletion>
        </text:changed-region>
        <text:changed-region xml:id="ct240802344" text:id="ct240802344">
          <text:insertion>
            <office:change-info>
              <dc:creator>LJF </dc:creator>
              <dc:date>2016-09-28T21:14:00</dc:date>
            </office:change-info>
          </text:insertion>
        </text:changed-region>
        <text:changed-region xml:id="ct240474240" text:id="ct240474240">
          <text:insertion>
            <office:change-info>
              <dc:creator>LJF </dc:creator>
              <dc:date>2016-09-28T21:15:00</dc:date>
            </office:change-info>
          </text:insertion>
        </text:changed-region>
        <text:changed-region xml:id="ct240478744" text:id="ct240478744">
          <text:insertion>
            <office:change-info>
              <dc:creator>LJF </dc:creator>
              <dc:date>2016-09-28T21:15:00</dc:date>
            </office:change-info>
          </text:insertion>
        </text:changed-region>
        <text:changed-region xml:id="ct240475648" text:id="ct240475648">
          <text:deletion>
            <office:change-info>
              <dc:creator>LJF </dc:creator>
              <dc:date>2016-09-28T21:15:00</dc:date>
            </office:change-info>
            <text:p text:style-name="P8"><text:span text:style-name="T10">'un</text:span></text:p>
          </text:deletion>
        </text:changed-region>
        <text:changed-region xml:id="ct240818368" text:id="ct240818368">
          <text:insertion>
            <office:change-info>
              <dc:creator>LJF </dc:creator>
              <dc:date>2016-09-28T21:15:00</dc:date>
            </office:change-info>
          </text:insertion>
        </text:changed-region>
        <text:changed-region xml:id="ct240821992" text:id="ct240821992">
          <text:deletion>
            <office:change-info>
              <dc:creator>LJF </dc:creator>
              <dc:date>2016-09-28T21:15:00</dc:date>
            </office:change-info>
            <text:p text:style-name="P8"><text:span text:style-name="T10"><text:s/>de 16h à 20h </text:span><text:span text:style-name="Strong_20_Emphasis"><text:span text:style-name="T10">(à préciser)</text:span></text:span><text:span text:style-name="T10">.</text:span></text:p>
          </text:deletion>
        </text:changed-region>
        <text:changed-region xml:id="ct240475416" text:id="ct240475416">
          <text:insertion>
            <office:change-info>
              <dc:creator>LJF </dc:creator>
              <dc:date>2016-09-28T21:16:00</dc:date>
            </office:change-info>
          </text:insertion>
        </text:changed-region>
        <text:changed-region xml:id="ct240477008" text:id="ct240477008">
          <text:deletion>
            <office:change-info>
              <dc:creator>LJF </dc:creator>
              <dc:date>2016-09-28T21:16:00</dc:date>
            </office:change-info>
            <text:p text:style-name="P8"><text:span text:style-name="T10"><text:s/>de</text:span></text:p>
          </text:deletion>
        </text:changed-region>
        <text:changed-region xml:id="ct240825256" text:id="ct240825256">
          <text:insertion>
            <office:change-info>
              <dc:creator>LJF </dc:creator>
              <dc:date>2016-09-28T21:16:00</dc:date>
            </office:change-info>
          </text:insertion>
        </text:changed-region>
        <text:changed-region xml:id="ct240687576" text:id="ct240687576">
          <text:deletion>
            <office:change-info>
              <dc:creator>LJF </dc:creator>
              <dc:date>2016-09-28T21:16:00</dc:date>
            </office:change-info>
            <text:p text:style-name="P8"><text:span text:style-name="Strong_20_Emphasis">(à rediscuter / préciser ...)</text:span></text:p>
          </text:deletion>
        </text:changed-region>
        <text:changed-region xml:id="ct240805480" text:id="ct240805480">
          <text:insertion>
            <office:change-info>
              <dc:creator>LJF </dc:creator>
              <dc:date>2016-09-28T21:16:00</dc:date>
            </office:change-info>
          </text:insertion>
        </text:changed-region>
        <text:changed-region xml:id="ct240477704" text:id="ct240477704">
          <text:insertion>
            <office:change-info>
              <dc:creator>LJF </dc:creator>
              <dc:date>2016-09-28T21:16:00</dc:date>
            </office:change-info>
          </text:insertion>
        </text:changed-region>
        <text:changed-region xml:id="ct240485344" text:id="ct240485344">
          <text:insertion>
            <office:change-info>
              <dc:creator>LJF </dc:creator>
              <dc:date>2016-09-28T21:17:00</dc:date>
            </office:change-info>
          </text:insertion>
        </text:changed-region>
        <text:changed-region xml:id="ct240821392" text:id="ct240821392">
          <text:insertion>
            <office:change-info>
              <dc:creator>LJF </dc:creator>
              <dc:date>2016-09-28T21: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change-start text:change-id="ct188172992"/><office:annotation><dc:creator>LJF </dc:creator><dc:date>2016-09-28T18:31:43</dc:date><text:p text:style-name="P55"><text:span text:style-name="T32">J'ai fait « enregistrer les modifications ». clic droit pour les accepter ou les rejeter.</text:span></text:p><text:p text:style-name="P55"><text:span text:style-name="T32">A+</text:span></text:p><text:p text:style-name="P55"><text:span text:style-name="T32">Marius</text:span></text:p></office:annotation><text:change-end text:change-id="ct188172992"/>Titre plus explicite<office:annotation><dc:creator>LJF </dc:creator><dc:date>2016-09-28T18:28:48</dc:date><text:p text:style-name="P55"><text:span text:style-name="T32">Coucou !</text:span></text:p><text:p text:style-name="P55"><text:span text:style-name="T32">Première réaction : 11 pages, c'est beaucoup trop pour une demande de subvention, cette note ne sera pas lue, ou alors seulement les titres. Donc : soigner à mort la rédaction des titres (faut qu'il y ait tout dedans) ET synthétiser le plus possible pour la version à destination des subventionneurs. En revanche, n'hésitez pas à garder pour vous ce document très complet !</text:span></text:p></office:annotation></text:p>
      <text:p text:style-name="Subtitle">Note d'intention</text:p>
      <text:p text:style-name="P34">Introduction</text:p>
      <text:p text:style-name="P1"><text:span text:style-name="T11">L'association Hackstub, qui </text:span><text:span text:style-name="T13">s’est constituée en 2013 avec l’objectif d’animer un espace tourné vers l’univers du logiciel libre </text:span><text:span text:style-name="T14">et de la culture </text:span><text:span text:style-name="T13">hacker, </text:span><text:span text:style-name="T14">également nommé hackerspace</text:span><text:span text:style-name="T13">, </text:span><text:span text:style-name="T14">projette en 2016-2017 de s’installer dans un local </text:span><text:span text:style-name="T1">a</text:span><text:span text:style-name="T14">u centre-ville de Strasbourg. </text:span><text:span text:style-name="T1">Un tel espace</text:span><text:change text:change-id="ct240555352"/><text:span text:style-name="T1"> nous apparaît aujourd’hui indispensable pour accueillir et coordonner les activités de plusieurs associations, qui s’impliquent dans la diffusion de compétences numériques et l’appropriation des technologies par les citoyens. Notre projet est que </text:span><text:span text:style-name="T15">c</text:span><text:span text:style-name="T1">e local soit géré et auto</text:span><text:change text:change-id="ct240526136"/><text:span text:style-name="T1">financé par les membres actifs de ces différentes associations et ouvert à tous les public</text:span><text:change-start text:change-id="ct240505976"/><text:span text:style-name="T16">s</text:span><text:change-end text:change-id="ct240505976"/><text:span text:style-name="T1"> pour des activités informatiques et électronique</text:span><text:change-start text:change-id="ct240498784"/><text:span text:style-name="T16">s</text:span><text:change-end text:change-id="ct240498784"/><text:span text:style-name="T1"> notamment, </text:span><text:change-start text:change-id="ct240500688"/><text:span text:style-name="T16">mais aussi </text:span><text:change-end text:change-id="ct240500688"/><text:span text:style-name="T1">la concrétisation de projet</text:span><text:change-start text:change-id="ct240516752"/><text:span text:style-name="T16">s</text:span><text:change-end text:change-id="ct240516752"/><text:span text:style-name="T1"> innovants, </text:span><text:change-start text:change-id="ct240539128"/><text:span text:style-name="T16">la </text:span><text:change-end text:change-id="ct240539128"/><text:span text:style-name="T1">favoris</text:span><text:change text:change-id="ct240534104"/><text:change-start text:change-id="ct240534600"/><text:span text:style-name="T16">ation de</text:span><text:change-end text:change-id="ct240534600"/><text:span text:style-name="T1"> l’auto-réparation des ordinateur</text:span><text:change-start text:change-id="ct240520264"/><text:span text:style-name="T16">s</text:span><text:change-end text:change-id="ct240520264"/><text:span text:style-name="T1"> et </text:span><text:change-start text:change-id="ct240548088"/><text:span text:style-name="T16">l'</text:span><text:change-end text:change-id="ct240548088"/><text:span text:style-name="T1">organis</text:span><text:change-start text:change-id="ct240546552"/><text:span text:style-name="T16">ation</text:span><text:change-end text:change-id="ct240546552"/><text:change text:change-id="ct240546664"/><text:span text:style-name="T1"> d</text:span><text:change text:change-id="ct240545888"/><text:change-start text:change-id="ct240537216"/><text:span text:style-name="T16">'</text:span><text:change-end text:change-id="ct240537216"/><text:span text:style-name="T1">évènements autour de ces thématique à Strasbourg et dans la région.</text:span></text:p>
      <text:p text:style-name="P33">I - Qui sommes-nous ? La communauté libriste et hacker locale</text:p>
      <text:p text:style-name="P2">Plusieurs associations existent aujourd'hui à Strasbourg, dont les membres se reconnaissent dans un projet commun : s'intéresser à la technologie et en faire un enjeu collectif, c'est-à-dire participer à sa compréhension et son appropriation par le plus grand nombre. Ce projet correspond plus largement à celui de la culture hacker et du mouvement du logiciel libre, auxquels ces associations se rattachent <text:change text:change-id="ct164129464"/>plus ou moins directement. Quelques clarifications s'imposent.</text:p>
      <text:h text:style-name="P3" text:outline-level="2">1-<text:span text:style-name="Strong_20_Emphasis"> Culture hacker, hack et </text:span><text:change text:change-id="ct240489592"/><text:span text:style-name="Strong_20_Emphasis">mouvement du logiciel libre</text:span><text:change-start text:change-id="ct164129312"/><text:span text:style-name="Strong_20_Emphasis"> : </text:span><text:change-end text:change-id="ct164129312"/><text:change-start text:change-id="ct240538752"/><text:span text:style-name="Strong_20_Emphasis"><text:span text:style-name="T29">au-delà des préjugés</text:span></text:span><text:span text:style-name="Strong_20_Emphasis"><text:span text:style-name="T29"><office:annotation><dc:creator>LJF </dc:creator><dc:date>2016-09-28T18:37:28</dc:date><text:p text:style-name="P55"><text:span text:style-name="T32">Ou : « Des termes mal compris du public », ou encore « ce n'est pas les pirates informatiques ».. Bref, trouver une courte phrase qui dit ce qu'il y a dans ce paragraphe. Il me semble que l'idée clefs, c'est que le terme de Hacker a été détourné par les médias.</text:span></text:p></office:annotation></text:span></text:span><text:change-end text:change-id="ct240538752"/></text:h>
      <text:p text:style-name="P4">Il règne de nombreux malentendus <text:change text:change-id="ct240501800"/>quant à l'identité hacker et, plus largement, son rapport avec <text:change text:change-id="ct240516008"/>le mouvement du logiciel libre<text:change text:change-id="ct164144040"/> d'une part, et le pirate informatique de l'autre. La culture hacker trouve ses racines aux États-Unis dans les années 1960 et provient de club d'étudiants passionnés d'électronique et d'informatique, en particulier au MIT. L'objet de cette culture est<text:change-start text:change-id="ct240537096"/>,<text:change-end text:change-id="ct240537096"/> depuis cette époque<text:change-start text:change-id="ct164143856"/>,<text:change-end text:change-id="ct164143856"/> la compréhension et l'intervention sur la technologie : l'activité qui caractérise les <text:span text:style-name="Emphasis">hackers</text:span> et que l'on désigne par le terme <text:span text:style-name="Emphasis">hack</text:span> consiste ainsi à comprendre <text:change text:change-id="ct164137800"/>les appareils électroniques, les logiciels et de manière générale les outils technologiques<text:change-start text:change-id="ct164144312"/> <text:span text:style-name="T29">en vue de les transformer</text:span><text:change-end text:change-id="ct164144312"/>.<text:change-start text:change-id="ct164141904"/></text:p>
      <text:p text:style-name="P4"><text:change-end text:change-id="ct164141904"/>Dans les années 1980, certains hackers ont créé la notion de logiciel libre et lancé le mouvement éponyme : il s'agissait alors de défendre l'idée que les logiciels peuvent être des objets communs, améliorables, partageables par la communauté des usagers. Depuis, le logiciel libre et le besoin de code ouvert se sont imposé<text:change-start text:change-id="ct240491768"/><text:span text:style-name="T29">s</text:span><text:change-end text:change-id="ct240491768"/> comme un modèle pertinent jusque dans l'industrie <text:change-start text:change-id="ct240499880"/><text:span text:style-name="T29">de </text:span><text:change-end text:change-id="ct240499880"/>l'informatique. Il y a donc une continuité, pratique et éthique, entre la culture hacker et le logiciel libre.<text:change-start text:change-id="ct164144464"/><office:annotation><dc:creator>LJF </dc:creator><dc:date>2016-09-28T20:42:18</dc:date><text:p text:style-name="P55"><text:span text:style-name="T32">N'oubliez pas la pagination ! À partir de 2 pages, c'est essentiel ^^</text:span></text:p></office:annotation><text:change-end text:change-id="ct164144464"/><text:change-start text:change-id="ct240576432"/></text:p>
      <text:p text:style-name="P4"><text:change-end text:change-id="ct240576432"/><text:change text:change-id="ct240540800"/><text:change-start text:change-id="ct240538976"/><text:span text:style-name="T29">Dans le même temps</text:span><text:change-end text:change-id="ct240538976"/>, le sens du terme <text:span text:style-name="Emphasis">hacker</text:span> a été <text:change-start text:change-id="ct240500440"/><text:span text:style-name="T29">progressivement </text:span><text:change-end text:change-id="ct240500440"/>transformé, de façon très contestable, par les <text:soft-page-break/>médias pour désigner diverses formes de délinquance numérique. Nous le regrettons, car cet usage dénature l'intention et l'éthique portées depuis l'origine par les hackers. Pour nous, la culture hacker et le logiciel libre font avant tout référence à une forme de curiosité citoyenne pour les technologies et à la possibilité de comprendre, maîtriser et s'approprier les outils informatiques.</text:p>
      <text:h text:style-name="Heading_20_2" text:outline-level="2"><text:span text:style-name="Strong_20_Emphasis">2- L'association Hackstub et le tissu associatif local</text:span><text:change-start text:change-id="ct240526272"/><text:span text:style-name="Strong_20_Emphasis"> : </text:span><text:span text:style-name="Strong_20_Emphasis"><text:span text:style-name="T29">un ensemble cohérent d'acteurs citoyens</text:span></text:span><text:change-end text:change-id="ct240526272"/></text:h>
      <text:p text:style-name="P5">Né d’un projet initié en 2012 par le Linux User Group (LUG) de Strasbourg, <text:change-start text:change-id="ct240557224"/><text:span text:style-name="Strong_20_Emphasis"><text:span text:style-name="T11">Hackstub</text:span></text:span><text:change-end text:change-id="ct240557224"/> est une association visant à mettre en place et gérer un hackerspace à Strasbourg. Le nom de l'association vient du mot <text:span text:style-name="Emphasis">hack, </text:span>au sens de rapport curieux<text:change-start text:change-id="ct240508032"/> <text:span text:style-name="T3">et</text:span><text:change-end text:change-id="ct240508032"/><text:change text:change-id="ct240507864"/> enthousiaste aux technologies et de détournement créatif, et <text:change-start text:change-id="ct164150720"/><text:span text:style-name="T11">stub</text:span><text:change-end text:change-id="ct164150720"/><text:span text:style-name="Emphasis">, </text:span>pièce traditionnelle conviviale des maisons alsaciennes, chauffée en hiver. L'association regroupe autour d'elle des passionnés de technologies s'identifiant à l'éthique hacker et défendant la culture libre. Actuellement, des réunions hebdomadaires ont lieu au <text:change-start text:change-id="ct240543192"/><text:span text:style-name="T11">Shadok</text:span><text:change-end text:change-id="ct240543192"/> pour permettre de<text:change-start text:change-id="ct240521168"/> <text:span text:style-name="T3">ce</text:span><text:change-end text:change-id="ct240521168"/><text:change text:change-id="ct240514296"/> rencontre<text:change text:change-id="ct240501976"/><text:change-start text:change-id="ct240520376"/><text:span text:style-name="T3">r</text:span><text:change-end text:change-id="ct240520376"/>, d'échanger des connaissances et <text:change-start text:change-id="ct164151952"/><text:span text:style-name="T3">de </text:span><text:change-end text:change-id="ct164151952"/>travailler sur des projets. L'association organise régulièrement des événements, tels que le projet « Avenir(s) d'Internet », destinés à initier le grand public à divers aspects de l'informatique et à les sensibiliser aux enjeux des nouvelles technologies au travers de conférences et d'ateliers. Ces événements rencontrent <text:change text:change-id="ct240537912"/>un fort écho positif, nous encourageant à aller plus loin dans notre démarche.<text:change-start text:change-id="ct240505816"/></text:p>
      <text:p text:style-name="P5"><text:change-end text:change-id="ct240505816"/>Plus largement, le tissu associatif local lié à la culture libriste et hacker est composé de différents acteurs avec lesquels <text:change-start text:change-id="ct164154472"/><text:span text:style-name="T11">Hackstub</text:span><text:change-end text:change-id="ct164154472"/> compose une fédération informelle. L'action présentée dans ce document a notamment pour objectif de renforcer les connexions entre ces différents acteurs, de leur donner plus de visibilité et de moyen<text:change-start text:change-id="ct164154112"/><text:span text:style-name="T4">s d'action</text:span><text:change-end text:change-id="ct164154112"/>. On trouve ainsi :</text:p>
      <text:list xml:id="list6106971950842592610" text:style-name="L1">
        <text:list-item>
          <text:p text:style-name="P39"><text:span text:style-name="Strong_20_Emphasis">Alsace Réseau Neutre</text:span> (ARN) <text:change-start text:change-id="ct240515544"/><text:span text:style-name="T4">est</text:span><text:change-end text:change-id="ct240515544"/><text:change text:change-id="ct240515656"/> un fournisseur d'accès <text:change-start text:change-id="ct240604128"/><text:span text:style-name="T4">à i</text:span><text:span text:style-name="T4"><office:annotation><dc:creator>LJF </dc:creator><dc:date>2016-09-28T18:46:48</dc:date><text:p text:style-name="P55"><text:span text:style-name="T32">Moi je ne mets pas de majuscule à internet. Mais si tu veux en mettre, faut en mettre partout (CTRL + H est ton ami)</text:span></text:p></office:annotation></text:span><text:change-end text:change-id="ct240604128"/><text:change text:change-id="ct240602960"/>nternet associatif. L'association agit à l'échelle de Strasbourg et ses alentours en fournissant à ses membres des services internet, en respectant le principe de neutralité du net, en respectant la vie privée de ses membres et en assurant une transparence sur ses activités. L'association participe également à divers événements et fait partie à l'échelle nationale de la Fédération French Data Network (FFDN).</text:p>
        </text:list-item>
        <text:list-item>
          <text:p text:style-name="P39"><text:span text:style-name="Strong_20_Emphasis">Seeraiwer </text:span><text:change-start text:change-id="ct164161072"/><text:span text:style-name="Strong_20_Emphasis"><text:span text:style-name="T4">est</text:span></text:span><text:change-end text:change-id="ct164161072"/><text:change text:change-id="ct240525160"/> une association strasbourgeoise ayant pour objet le développement de la participation démocratique par les nouvelles technologies. Ses membres organisent ou participent à des manifestations publiques. Ils développent et mettent à disposition des outils informatiques ainsi que des supports de communications. L'association organise régulièrement des ateliers pour sensibiliser le grand public à l<text:change-start text:change-id="ct212863496"/><text:span text:style-name="T4">'importance de l</text:span><text:change-end text:change-id="ct212863496"/>a vie privée numérique.</text:p>
        </text:list-item>
        <text:list-item>
          <text:p text:style-name="P39"><text:span text:style-name="Strong_20_Emphasis">Flammekueche Connection,</text:span> le Linux User Group (LUG) de Strasbourg<text:change text:change-id="ct164161456"/><text:change-start text:change-id="ct164157696"/>, <text:span text:style-name="T4">est</text:span><text:change-end text:change-id="ct164157696"/> une association qui regroupe des passionnés et utilisateurs du système d'exploitation GNU/Linux et des logiciels libres en général. Ils se réunissent mensuellement. Le LUG a notamment organisé l'édition 2011 des Rencontres Mondiales du Logiciel Libre (RMLL) à Strasbourg, donnant lieu à une centaine de conférences.</text:p>
        </text:list-item>
        <text:list-item>
          <text:p text:style-name="P39">L'<text:span text:style-name="Strong_20_Emphasis">Amicale des Informaticiens de l'Université de Strasbourg</text:span> (AIUS) <text:change-start text:change-id="ct164164912"/><text:span text:style-name="T4">est </text:span><text:change-end text:change-id="ct164164912"/>une association étudiante mettant à disposition des moyens informatiques et représentant les étudiants en informatique de l'UFR de mathématique et informatique. Elle organise notamment des conférences pour initier les étudiants à certains outils de programmation, ainsi que des conférences avec des professeurs de l'université. L'association a également participé à l'organisation de <text:change-start text:change-id="ct240542728"/><text:span text:style-name="T11">la Nuit de l'Info</text:span><text:change-end text:change-id="ct240542728"/> à l'échelle de Strasbourg.</text:p>
        </text:list-item>
        <text:list-item>
          <text:p text:style-name="P39"><text:soft-page-break/><text:span text:style-name="Strong_20_Emphasis">sxb.so</text:span><text:change text:change-id="ct240584472"/><text:span text:style-name="Strong_20_Emphasis"> </text:span><text:change-start text:change-id="ct240538504"/><text:span text:style-name="Strong_20_Emphasis"><text:span text:style-name="T4">est </text:span></text:span><text:change-end text:change-id="ct240538504"/>un regroupement informel de développeurs et techniciens travaillant au développement de logiciels libres et partageant des connaissances en matière de programmation. Ses membres ont notamment participé à l'organisation des journées Perl en 2012 et de la PyCon 2013, des rendez-vous centrés sur les langages de programmation Perl et Python.</text:p>
        </text:list-item>
        <text:list-item>
          <text:p text:style-name="P39">Nous pouvons aussi noter l'existence de <text:span text:style-name="Strong_20_Emphasis">Desclicks, </text:span><text:change-start text:change-id="ct240538616"/><text:span text:style-name="Strong_20_Emphasis"><text:span text:style-name="T30">l'</text:span></text:span><text:span text:style-name="T30">i</text:span><text:change-end text:change-id="ct240538616"/>nformatique solidaire, basée à Schiltigheim et qui cherche à rendre l'informatique accessible au plus grand nombre en revalorisant des ordinateurs, en proposant des services de formation, conseils et de maintenance. Cette association a notamment participé avec le LUG à l'organisation des RMLL en 2011, et continue d'organiser des « install-party » pour inviter le grand public à découvrir le système d'exploitation GNU/Linux.</text:p>
        </text:list-item>
      </text:list>
      <text:p text:style-name="Heading_20_1">II - Tisser l'émancipation technologique à Strasbourg</text:p>
      <text:p text:style-name="P7">« <text:span text:style-name="Emphasis">When human beings acquired language, we learned not just to listen but how to speak. When we gained literacy, we learned not how to read but how to write. And as we move into increasingly digital reality, we must learn not just how to use programs but how to make them. »</text:span></text:p>
      <text:p text:style-name="P7"><text:span text:style-name="Emphasis">« Lorsque </text:span><text:change text:change-id="ct164159888"/><text:change-start text:change-id="ct240516864"/><text:span text:style-name="Emphasis"><text:span text:style-name="T4">les</text:span></text:span><text:change-end text:change-id="ct240516864"/><text:span text:style-name="Emphasis"> êtres humains</text:span><text:change-start text:change-id="ct212725488"/><text:span text:style-name="Emphasis"> </text:span><text:span text:style-name="Emphasis"><text:span text:style-name="T4">ont</text:span></text:span><text:change-end text:change-id="ct212725488"/><text:change text:change-id="ct212725600"/><text:span text:style-name="Emphasis"> acquis le langage, nous n'avons pas </text:span><text:change text:change-id="ct240519864"/><text:change-start text:change-id="ct240547440"/><text:span text:style-name="Emphasis"><text:span text:style-name="T4">seulement</text:span></text:span><text:change-end text:change-id="ct240547440"/><text:span text:style-name="Emphasis"> appris à écouter, mais </text:span><text:change text:change-id="ct240545696"/><text:change-start text:change-id="ct240528176"/><text:span text:style-name="Emphasis"><text:span text:style-name="T4">aussi</text:span></text:span><text:change-end text:change-id="ct240528176"/><text:span text:style-name="Emphasis"> à parler. Lorsque nous sommes devenus lettrés, nous avons appris à lire, mais aussi à écrire. Et maintenant que nous nous enfonçons dans une réalité toujours plus numérique, nous devons apprendre non seulement </text:span><text:change text:change-id="ct240528288"/><text:change-start text:change-id="ct212726832"/><text:span text:style-name="Emphasis"><text:span text:style-name="T4">à</text:span></text:span><text:change-end text:change-id="ct212726832"/><text:span text:style-name="Emphasis"> utiliser des programmes, mais également </text:span><text:change text:change-id="ct240601232"/><text:change-start text:change-id="ct212728968"/><text:span text:style-name="Emphasis"><text:span text:style-name="T4">à</text:span></text:span><text:change-end text:change-id="ct212728968"/><text:span text:style-name="Emphasis"> les créer. » </text:span><text:span text:style-name="Emphasis"><text:span text:style-name="T28">(traduction de l’auteur)</text:span></text:span><text:change-start text:change-id="ct212756160"/><text:span text:style-name="Emphasis"><text:span text:style-name="T28"><office:annotation><dc:creator>LJF </dc:creator><dc:date>2016-09-28T18:56:43</dc:date><text:p text:style-name="P55"><text:span text:style-name="T32">Si ce n'est pas une traduction officielle, bien sûr. Sinon, faut rejeter toutes mes modifications ^^</text:span></text:p></office:annotation></text:span></text:span><text:change-end text:change-id="ct212756160"/></text:p>
      <text:p text:style-name="P32"><text:span text:style-name="Emphasis">Douglas Rushkoff : </text:span><text:span text:style-name="Emphasis"><text:span text:style-name="T25">P</text:span></text:span><text:span text:style-name="Emphasis">rogram or be Programmed: Ten Commands for a Digital Age.</text:span></text:p>
      <text:p text:style-name="P8">Le rythme effréné des innovations, la complexité des systèmes informatiques font souvent des univers<text:change-start text:change-id="ct212756592"/><office:annotation><dc:creator>LJF </dc:creator><dc:date>2016-09-28T19:01:47</dc:date><text:p text:style-name="P55"><text:span text:style-name="T32">AJOUTER UN SOUS-TITRE ? du genre : Lutter contre une nouvelle forme d'« illettrisme »</text:span></text:p></office:annotation><text:change-end text:change-id="ct212756592"/> numériques des environnements difficiles <text:change text:change-id="ct164167720"/><text:change-start text:change-id="ct164167496"/><text:span text:style-name="T4">d'accès</text:span><text:change-end text:change-id="ct164167496"/> pour les citoyens. Pour permettre à chacun et chacune d'être en position d'acteur éclairé de cette société de l'information en constante mutation, il nous semble primordial d'encourager une approche citoyenne de l'informatique à la fois ouverte, démocratique et techniquement informée. Cette vision est celle de la culture hacker et du logiciel libre. Elle est partagée également par les différentes associations précédemment évoquées.</text:p>
      <text:p text:style-name="P8">L'<text:change-start text:change-id="ct240500168"/>« <text:change-end text:change-id="ct240500168"/>alphabétisation<text:change-start text:change-id="ct164171344"/> »<text:change-end text:change-id="ct164171344"/> au numérique est un enjeu crucial de notre époque. À l'échelle locale, le public strasbourgeois pourrait certainement bénéficier de l'implantation d'un lieu valorisant une approche technicienne par le <text:change-start text:change-id="ct164176016"/>« <text:change-end text:change-id="ct164176016"/>faire<text:change-start text:change-id="ct164171704"/> »<text:change-end text:change-id="ct164171704"/> ainsi qu'une volonté de transmettre des compétences fondamentales en informatique. Des activités, telles que s'initier à la programmation, envisager l'architecture « feuilletée » d'internet, découvrir les entrailles des systèmes logiciels occupant une place centrale pour le fonctionnement de la société, constituent une forme nécessaire d'<text:change text:change-id="ct164169656"/><text:change-start text:change-id="ct212725736"/><text:span text:style-name="T4">appropriation</text:span><text:change-end text:change-id="ct212725736"/><text:change-start text:change-id="ct240604320"/><office:annotation><dc:creator>LJF </dc:creator><dc:date>2016-09-28T18:58:50</dc:date><text:p text:style-name="P55"><text:span text:style-name="T32">Je pense qu'on peut trouver mieux que « alphabétisation », qui a une sens très précis... La première occurrence entre guillemet est très bien pour faire le parallèle, mais la seconde est de trop.</text:span></text:p></office:annotation><text:change-end text:change-id="ct240604320"/>, trop largement négligée. D'après notre expérience, loin d'être des objets et savoirs nécessairement complexes et inaccessibles, les systèmes informatiques peuvent être expérimentés directement dans le cadre d'ateliers et intéresser divers types de publics (enfants, étudiants, adultes profanes) pour les mettre sur le chemin d'une plus grande autonomie.</text:p>
      <text:p text:style-name="P8">Il nous paraît également important de pouvoir disposer à Strasbourg de lieux où trouver des outils et compétences pour choisir, gérer et réparer ses appareils et services numériques <text:change text:change-id="ct164174104"/>dans des contextes non commerciaux.<text:soft-page-break/> La culture du libre et de l'open source, qui envisage le développement de matériels et logiciels comme des objets communs à l'usage de tous les citoyens<text:change-start text:change-id="ct212754992"/>,<text:change-end text:change-id="ct212754992"/> peine encore souvent à se faire connaître, car elle est exclue des lieux de vente par les grands industriels de l'informatique. Comme peuvent l'être les vélos avec l'association Bretz'selle, les ordinateurs et smartphones sont susceptibles de constituer des technologies conviviales lorsqu'ils sont mis au cœur d'un réseau humain et <text:change text:change-id="ct164175576"/><text:change-start text:change-id="ct240622392"/><text:span text:style-name="T5">maitrisés</text:span><text:change-end text:change-id="ct240622392"/> techniquement<text:change-start text:change-id="ct240500016"/> <text:span text:style-name="T5">par ses utilisateurs</text:span><text:change-end text:change-id="ct240500016"/>. Ainsi<text:change-start text:change-id="ct240541272"/>,<text:change-end text:change-id="ct240541272"/> l'existence d'un lieu de convergence autour de l'éthique du logiciel libre permettrait d'encourager le développement d'une informatique alternative, respectueuse des libertés des usagers :</text:p>
      <text:list xml:id="list4231701735275781577" text:style-name="L2">
        <text:list-item>
          <text:p text:style-name="P40">liberté de choisir en toute transparence son matériel et ses logiciels ;</text:p>
        </text:list-item>
        <text:list-item>
          <text:p text:style-name="P40"><text:span text:style-name="T25">l</text:span>iberté de communiquer, sans contraintes techniques et commerciales arbitraires ;</text:p>
        </text:list-item>
        <text:list-item>
          <text:p text:style-name="P40">liberté de préserver sa vie privée ;</text:p>
        </text:list-item>
        <text:list-item>
          <text:p text:style-name="P40">liberté de s'approprier techniquement et de modifier les systèmes dont ils ont l'usage.</text:p>
        </text:list-item>
      </text:list>
      <text:p text:style-name="P9">Plus largement, la création d'un nouveau lieu de rencontre, permettant à des acteurs locaux de profils divers (techniciens en électronique et informatique, étudiants, artistes et designers, philosophes et ethnologues...) de croiser leurs compétences, offrirait de nouvelles opportunités pour se saisir de façon innovante des technologies complexes qui nous environnent. Il nous paraît en particulier primordial d'informer, de discuter et débattre des enjeux sociétaux liés aux nouvelles technologies. Ainsi, <text:change text:change-id="ct240528576"/><text:change-start text:change-id="ct164156544"/>l<text:span text:style-name="T5">a</text:span><text:change-end text:change-id="ct164156544"/> vocation d'un tel lieu indépendant <text:change text:change-id="ct240539392"/><text:change-start text:change-id="ct240528040"/><text:span text:style-name="T5">sera</text:span><text:change-end text:change-id="ct240528040"/> également <text:change-start text:change-id="ct240630696"/><text:span text:style-name="T5">de</text:span><text:change-end text:change-id="ct240630696"/><text:change text:change-id="ct240630808"/> construire, recueillir et diffuser une réflexion collective sur les technologies.<text:change text:change-id="ct164183832"/><text:change-start text:change-id="ct212761168"/><text:span text:style-name="Strong_20_Emphasis"><office:annotation><dc:creator>LJF </dc:creator><dc:date>2016-09-28T19:04:27</dc:date><text:p text:style-name="P55"><text:span text:style-name="T32">Pas trop de conditionnel, faut montrer que vous avez de l'ambition ^^</text:span></text:p></office:annotation></text:span><text:change-end text:change-id="ct212761168"/></text:p>
      <text:p text:style-name="P9"><text:span text:style-name="Strong_20_Emphasis">-- cf faire le lien avec le projet avenir d'internet de l'année dernière...--</text:span></text:p>
      <text:p text:style-name="P8"><text:change text:change-id="ct240539240"/><text:change-start text:change-id="ct164185232"/><text:span text:style-name="T5">I</text:span><text:change-end text:change-id="ct164185232"/>l nous semble important pour promouvoir le tissu associatif existant de la communauté hacker et<text:change-start text:change-id="ct240662896"/><office:annotation><dc:creator>LJF </dc:creator><dc:date>2016-09-28T19:05:04</dc:date><text:p text:style-name="P55"><text:span text:style-name="T32">AJOUTER UN SOUS-TITRE ? Du genre : Fournir de la visibilité et des moyens aux acteurs du libre</text:span></text:p></office:annotation><text:change-end text:change-id="ct240662896"/> libriste de Strasbourg, décrite en partie I,<text:change text:change-id="ct240579528"/> de lui donner un lieu fédérateur. En effet, les différentes associations de cette fédération, pour le moment informelle, rencontrent aujourd'hui certaines difficultés pour pleinement exister. Ainsi, plusieurs associations et membres ont régulièrement besoin :</text:p>
      <text:list xml:id="list4233965497416696235" text:style-name="L3">
        <text:list-item>
          <text:p text:style-name="P41">d'un lieu de réunion disponible et flexible, permettant d’accueillir des associations en soirées ;</text:p>
        </text:list-item>
        <text:list-item>
          <text:p text:style-name="P41">d'un lieu dans lequel travailler <text:change text:change-id="ct164179368"/>sur des projets<text:change-start text:change-id="ct240628200"/>,<text:change-end text:change-id="ct240628200"/><text:change text:change-id="ct240504528"/> <text:change text:change-id="ct212760712"/><text:change-start text:change-id="ct240540920"/><text:span text:style-name="T5">p</text:span><text:change-end text:change-id="ct240540920"/>ar exemple pour contribuer à des logiciels libres, une activité qui est la plus efficace lorsqu'elle prend la forme de « hackathons »<text:change-start text:change-id="ct240688520"/> <text:span text:style-name="T5">(rencontre d'informaticien sur un sujet donné)</text:span><text:span text:style-name="T5"><office:annotation><dc:creator>LJF </dc:creator><dc:date>2016-09-28T19:08:26</dc:date><text:p text:style-name="P55"><text:span text:style-name="T32">Ou autre très courte définition de hackathon plus appropriée</text:span></text:p></office:annotation></text:span><text:change-end text:change-id="ct240688520"/> à l'échelle de quelques jours ;</text:p>
        </text:list-item>
        <text:list-item>
          <text:p text:style-name="P41">d'un lieu où pratiquer l'électronique, <text:change-start text:change-id="ct164193280"/><text:span text:style-name="T5">ce </text:span><text:change-end text:change-id="ct164193280"/>qui implique de disposer d'un espace de type atelier, et de pouvoir entreposer et mettre en commun du matériel ;</text:p>
        </text:list-item>
        <text:list-item>
          <text:p text:style-name="P41">d'un lieu où préparer et organiser des ateliers, conférences, projections, et autres événements.</text:p>
        </text:list-item>
      </text:list>
      <text:p text:style-name="P8">Durant l'année 2015-2016, le <text:span text:style-name="Emphasis">Hackstub </text:span>et <text:change text:change-id="ct164194360"/>certains membres des autres associations de la fédération<text:change text:change-id="ct240664912"/> se sont réunis au sein du <text:span text:style-name="Emphasis">Shadok, </text:span>en particulier durant les<text:span text:style-name="Emphasis"> « </text:span>soirées bidouilles » du vendredi. Cette opportunité d'occuper une salle de réunion au cœur du Shadok nous a permis de disposer d'une meilleure visibilité. Certaines réunions associatives ont pu ponctuellement s'y tenir. Enfin, et surtout, la collaboration avec le Shadok a été très fructueuse pour l'organisation de conférences et d'ateliers d'initiation.<text:line-break/>Si nous souhaitons, bien sûr<text:change text:change-id="ct240606416"/>, poursuivre cette collaboration, en particulier pour continuer d'organiser des évènements et collaborer avec les personnes présentes en ce lieu (artistes, makers, grand public), nous ressentons collectivement aujourd'hui un véritable besoin de disposer d'un espace indépendant pour nous réunir. Un tel espace nous permettrait d'avoir une flexibilité horaire plus importante pour nos réunions et séances de travail. Il s'agit, également, d'avoir un lieu plus directement appropriable, dans l'optique notamment d'en faire un atelier <text:change text:change-id="ct240601040"/>d'informatique et d'électronique. Enfin, nous désirons entretenir une certaine indépendance associative : l'autonomie constitue une valeur centrale de la culture du libre et nous désirons la préserver pour être en accord avec l'éthique qui est la nôtre.</text:p>
      <text:p text:style-name="Heading_20_1">III - Construire un hackerspace, espace de pratique technologique et de partage</text:p>
      <text:p text:style-name="Text_20_body">La mise en place d'un hackerspace autonome à Strasbourg nous semble répondre à la diversité de<text:change-start text:change-id="ct240607376"/><text:span text:style-name="T5">s</text:span><text:change-end text:change-id="ct240607376"/> besoins évoqués<text:change-start text:change-id="ct240627288"/> <text:span text:style-name="T5">plus haut</text:span><text:change-end text:change-id="ct240627288"/> et notamment<text:change text:change-id="ct240576184"/><text:change-start text:change-id="ct240668784"/><office:annotation><dc:creator>LJF </dc:creator><dc:date>2016-09-28T19:12:03</dc:date><text:p text:style-name="P55"><text:span text:style-name="T32">Pas compris... Une extension de quoi ?</text:span></text:p></office:annotation><text:change-end text:change-id="ct240668784"/> une meilleure implantation et une coordination des actions menées par les associations de la fédération.</text:p>
      <text:h text:style-name="Heading_20_2" text:outline-level="2">1 - <text:change-start text:change-id="ct164197736"/>L<text:span text:style-name="T6">e</text:span><text:change-end text:change-id="ct164197736"/><text:change text:change-id="ct240667616"/> hackerspace<text:change-start text:change-id="ct240694832"/>, <text:span text:style-name="T6">pour se rencontrer « en vrai »</text:span><text:change-end text:change-id="ct240694832"/></text:h>
      <text:p text:style-name="P8"><text:line-break/>Un hackerspace est un lieu physique, par opposition aux lieux virtuels sur internet, où des passionnés de technologie avec des intérêts pratiques communs peuvent se rencontrer et collaborer pour « faire », c'est-à-dire réaliser <text:change-start text:change-id="ct240627176"/><text:span text:style-name="T6">d</text:span><text:change-end text:change-id="ct240627176"/><text:change text:change-id="ct240663168"/>es projets concrets. Ces projets se développent traditionnellement autour de l'informatique et de l'électronique, qui sont les domaines originaux de développement de la culture hacker, mais s'étendent souvent à diverses sciences appliquées (robotique, biotechnologies, etc.), et à la création artistique dès lors qu'elle prend pour thème ou médium l'un ou l'autre domaine technologique.</text:p>
      <text:p text:style-name="P8">Les hackerspaces sont comparables et souvent comparés aux fablabs. Cependant, certaines différences éthiques et thématiques les distinguent et en font des lieux complémentaires : bien que les deux types de structure soient guidés par un même idéal de <text:span text:style-name="Emphasis">Do It Yourself,</text:span> les fablabs sont orientés vers l'autofabrication, tandis que les hackerspaces s'inscrivent dans la riche tradition de la culture hacker et sont donc orientés vers la compréhension et la modification technologique. En réalité, les hackerspaces peuvent être vus comme des laboratoires communautaires<text:change-start text:change-id="ct240668520"/><office:annotation><dc:creator>LJF </dc:creator><dc:date>2016-09-28T20:36:15</dc:date><text:p text:style-name="P55"><text:span text:style-name="T32">Attention avec le terme de « communautaire ». C'est souvent compris comme réunissant des personnes qui pensent pareil, à l'exclusion des autres. C'est un terme qui peut en faire tiquer certains, qui va se dire « ça ne sera pas ouvert à tout le monde, c'est une forme de club privé... »</text:span></text:p></office:annotation><text:change-end text:change-id="ct240668520"/>, ouverts sur la ville, où les membres peuvent partager ressources, connaissances, savoir-faire et disposer d'un lieu qu'ils peuvent s’approprier, et où <text:change-start text:change-id="ct164193152"/><text:span text:style-name="T6">ils peuvent </text:span><text:change-end text:change-id="ct164193152"/>expérimenter librement. La transmission de pairs à pairs peut y prendre la forme d'ateliers, de présentations, de conférences ou de discussions informelles. </text:p>
      <text:p text:style-name="P8">Si le hackerspace désigne une forme d'espace local, il s'agit aussi d'un mouvement mondial qui forme un réseau de lieux technologiques partageant une même éthique du faire (par soi-même ou DIY), du partage technicien. On peut notamment constater son ampleur sur le site <text:a xlink:type="simple" xlink:href="https://wiki.hackerspaces.org/" text:style-name="Internet_20_link" text:visited-style-name="Visited_20_Internet_20_Link">https://wiki.hackerspaces.org/</text:a> qui répertorie une grande partie des lieux se revendiquant du mouvement.<text:change text:change-id="ct240627024"/></text:p>
      <text:p text:style-name="P8">Au niveau de l'organisation, les hackerspaces ne fonctionnent pas selon un modèle unique, bien qu'ils aient en commun de valoriser une certaine <text:change text:change-id="ct240667160"/>horizontalité <text:change-start text:change-id="ct240688384"/><text:span text:style-name="T6">entre l</text:span><text:change-end text:change-id="ct240688384"/><text:change text:change-id="ct164203544"/>es membres et une gouvernance « doocratique » : chacun peut participer, mais ceux qui font vivre le lieu et réalisent ses projets ont de fait plus de légitimité pour prendre les décisions (<text:a xlink:type="simple" xlink:href="https://communitywiki.org/wiki/DoOcracy)" text:style-name="Internet_20_link" text:visited-style-name="Visited_20_Internet_20_Link">https://communitywiki.org/wiki/DoOcracy)</text:a>.</text:p>
      <text:h text:style-name="P10" text:outline-level="2"><text:soft-page-break/>2 - <text:span text:style-name="T7">Le hackerspace</text:span><text:change-start text:change-id="ct240694656"/><text:span text:style-name="T7"> de Strasbourg,</text:span><text:change-end text:change-id="ct240694656"/><text:change text:change-id="ct240576048"/><text:span text:style-name="T7"> catalyseur de l'émancipation technologique</text:span><text:change-start text:change-id="ct164210736"/><text:span text:style-name="T7">, pour toutes et tous</text:span><text:change-end text:change-id="ct164210736"/><text:change-start text:change-id="ct240724520"/><text:span text:style-name="T7"><office:annotation><dc:creator>LJF </dc:creator><dc:date>2016-09-28T20:42:59</dc:date><text:p text:style-name="P55"><text:span text:style-name="T32">C'est bien, « catalyseur » c'est à la mode ^^. Je précise « de Strasbourg parce que juste dessous, vous précisez que vous parlez de votre projet et pas des hackerspaces en général.</text:span></text:p></office:annotation></text:span><text:change-end text:change-id="ct240724520"/></text:h>
      <text:p text:style-name="P11">Tous les hackerspaces n'ont pas les mêmes aspirations : on pourrait ainsi reprocher à certains hackerspaces d'être uniquement accessibles à une élite de techniciens. Aussi il nous semble nécessaire de clarifier et préciser la vision et l'inclination de la communauté libriste et hacker de Strasbourg.</text:p>
      <text:p text:style-name="P11">De par son principe et son modèle de fonctionnement, le hackerspace nous semble être ainsi un lieu incontournable pour <text:change-start text:change-id="ct164206456"/><text:span text:style-name="T9">redonner aux citoyens une maîtrise des outils informatiques.</text:span><text:change-end text:change-id="ct164206456"/><text:change-start text:change-id="ct164208872"/><text:span text:style-name="T30"><office:annotation><dc:creator>LJF </dc:creator><dc:date>2016-09-28T20:44:47</dc:date><text:p text:style-name="P55"><text:span text:style-name="T32">J'ai mis en gras les idées clefs.</text:span></text:p></office:annotation></text:span><text:change-end text:change-id="ct164208872"/> Ils peuvent alors s'impliquer dans les processus de création et modification de ces outils, défendre et concrétiser une société de l'information démocratique. Ainsi, notre vision du hackerspace consiste en <text:change-start text:change-id="ct212762408"/><text:span text:style-name="T9">un lieu convivial, au cœur de la ville, ouvert, visible et attirant pour le public néophyte curieux</text:span><text:change-end text:change-id="ct212762408"/>. Il permet une connexion facile avec la communauté présente, soit pendant des moments d'ouverture libre au public souhaitant découvrir le lieu de manière informelle, soit lors d'événements de découverte plus précis : initiation à l'électronique, café vie privée, « install<text:change-start text:change-id="ct240668976"/>-<text:change-end text:change-id="ct240668976"/><text:change text:change-id="ct240541040"/>party».... Le public doit aussi pouvoir recevoir des conseils et de l'aide sur ses problèmes informatiques ponctuels, tels<text:change text:change-id="ct164212112"/> que la récupération de<text:change-start text:change-id="ct240575896"/><text:span text:style-name="T8">s</text:span><text:change-end text:change-id="ct240575896"/> données d'un ordinateur portable cassé, le choix d'un nouvel ordinateur ou encore l’apprentissage de l'utilisation du système GNU/Linux.</text:p>
      <text:p text:style-name="P12">Il est un lieu fondamentalement pluridisciplinaire où viennent se mêler <text:change-start text:change-id="ct240718224"/><text:span text:style-name="T9">technophiles, étudiants, philosophes et artistes</text:span><text:change-end text:change-id="ct240718224"/>. La communication entre les différents membres et le public, ainsi que l'esprit communautaire<text:change-start text:change-id="ct240664368"/><office:annotation><dc:creator>LJF </dc:creator><dc:date>2016-09-28T20:46:58</dc:date><text:p text:style-name="P55"><text:span text:style-name="T32">Qu'est-ce que vous entendez par là ? Comme dit plus haut, « communautaire » peut parfois faire peur.</text:span></text:p></office:annotation><text:change-end text:change-id="ct240664368"/> du lieu permet de stimuler et accroître l'envie d'initier des projets, et la motivation d'aller jusqu'à leur finalisation. Cet atmosphère est un ingrédient essentiel qui manque cruellement à certaines personnes lorsqu<text:change-start text:change-id="ct240689616"/><text:span text:style-name="T8">'</text:span><text:change-end text:change-id="ct240689616"/>elles travaillent seules et chez elles. Visant à canaliser au maximum les idées, l'énergie et la motivation qui surgissent souvent spontanément et à n'importe quel moment, le hackerspace est un lieu flexible, répondant au besoin de trouver un lieu où travailler seul ou à plusieurs dans une ambiance calme et efficace.<text:change-start text:change-id="ct212761872"/></text:p>
      <text:p text:style-name="P12"><text:change-end text:change-id="ct212761872"/><text:change text:change-id="ct240721920"/>Cela devient d'autant plus pertinent lorsqu'un projet nécessite du matériel particulier comme c'est le cas en électronique : le hackerspace est ainsi destiné à permettre la <text:change-start text:change-id="ct164217064"/><text:span text:style-name="T9">mise en commun de matériel</text:span><text:change-end text:change-id="ct164217064"/>. Loin d'être un simple outil de travail, la caractéristique du hackerspace est la possibilité laissée aux membres de se l'approprier et de le gérer de manière non hiérarchique <text:change text:change-id="ct164217360"/><text:change-start text:change-id="ct240706520"/><text:span text:style-name="T8">ni</text:span><text:change-end text:change-id="ct240706520"/> centralisée : ce modèle calqué sur le développement des logiciels libres e<text:change-start text:change-id="ct164212256"/><text:span text:style-name="T8">s</text:span><text:change-end text:change-id="ct164212256"/>t en accord avec les principes de la culture hacker. Le lieu a donc vocation à être financé par ses membres, chacun payant une cotisation régulière suivant son utilisation du local. <text:change-start text:change-id="ct240724352"/><text:span text:style-name="T8">C</text:span><text:change-end text:change-id="ct240724352"/><text:change text:change-id="ct240669088"/>e modèle de financement <text:change-start text:change-id="ct240664168"/><text:span text:style-name="T8">sera éventuellement</text:span><text:change-end text:change-id="ct240664168"/><text:change text:change-id="ct240704696"/> complété par de la vente libre de boissons et nourriture.</text:p>
      <text:p text:style-name="P11">De plus, le hackerspace <text:change-start text:change-id="ct164218832"/><text:span text:style-name="T8">participera</text:span><text:change-end text:change-id="ct164218832"/><text:change text:change-id="ct164214968"/> à <text:change-start text:change-id="ct164221536"/><text:span text:style-name="T9">faire vivre pleinement le tissu associatif local</text:span><text:change-end text:change-id="ct164221536"/>, décrit en I-2, en lui fournissant à la fois un lieu de réunion stable et disponible, une meilleure communication et synergie entre les différentes associations, et enfin une visibilité accrue au public. Le lieu pourrait également servir à faire connaître l'association Desclicks dont les locaux sont actuellement situés à Schiltigheim et peu connus du public malgré la pertinence des services qu'elle propose. Sur le long terme, le hackerspace de Strasbourg <text:change text:change-id="ct164222864"/><text:change-start text:change-id="ct164223560"/><text:span text:style-name="T8">devra</text:span><text:change-end text:change-id="ct164223560"/> être un élément permettant de positionner la ville<text:change-start text:change-id="ct164218048"/> <text:span text:style-name="T8">de Strasbourg</text:span><text:change-end text:change-id="ct164218048"/> comme un acteur dynamique et reconnu dans la communauté libriste et hacker <text:change text:change-id="ct212762904"/>à l'échelle nationale et européenne : il<text:change text:change-id="ct240738512"/> favoriser<text:change-start text:change-id="ct164225376"/><text:span text:style-name="T8">a</text:span><text:change-end text:change-id="ct164225376"/> les connexions avec d'autres hackerspaces français et allemands. Le hacker<text:change-start text:change-id="ct164223944"/><text:span text:style-name="T8">space</text:span><text:change-end text:change-id="ct164223944"/> permettra enfin à la communauté locale de se coordonner pour organiser des événements d'ampleur internationale :<text:change text:change-id="ct164227280"/> pour ne citer que deux exemples, nous projetons d'organiser un « Brique Camp », marathon de programmation dédié au travail sur le projet de la Brique Internet et Yunohost <office:annotation office:name="__Annotation__513_1966036114"><dc:creator>LJF </dc:creator><dc:date>2016-09-28T20:52:13</dc:date><text:p text:style-name="P55"><text:span text:style-name="T32">N'oubliez pas ^^</text:span></text:p></office:annotation>[TODO : Ref !]<text:change-start text:change-id="ct240733864"/><office:annotation-end office:name="__Annotation__513_1966036114"/><text:change-end text:change-id="ct240733864"/>) <text:change text:change-id="ct240631504"/><text:change-start text:change-id="ct212758776"/><text:span text:style-name="T8">et</text:span><text:change-end text:change-id="ct212758776"/> de reproposer Strasbourg pour l'organisation des Rencontres Mondiales du Logiciel Libre (RMLL) comme ce fut le cas en 2011 grâce au LUG<text:change-start text:change-id="ct240769352"/><office:annotation><dc:creator>LJF </dc:creator><dc:date>2016-09-28T20:52:38</dc:date><text:p text:style-name="P55"><text:span text:style-name="T32">Si la ville a financé, rappelez le ici, histoire de leur dire : « on a pas oublié que vous avez déjà été sympas ^^ »</text:span></text:p></office:annotation><text:change-end text:change-id="ct240769352"/>.<text:change text:change-id="ct164182496"/></text:p>
      <text:h text:style-name="Heading_20_2" text:outline-level="2"><text:soft-page-break/>3 - Une conception et une articulation locale de la République numérique</text:h>
      <text:p text:style-name="P13">Le projet de hackerspace porté par Hackstub permet une certaine articulation locale de la « République numérique »<text:change-start text:change-id="ct164223128"/>,<text:change-end text:change-id="ct164223128"/> du nom du projet de loi actuellement à l'étude au sein du parlement. En certains points, et selon une conception propre aux intérêts et enjeux développé en son sein, Hackstub rejoint, prolonge et souhaite participer à l'élaboration de politiques publiques traitant du numérique.<text:change-start text:change-id="ct164221848"/></text:p>
      <text:p text:style-name="P13"><text:change-end text:change-id="ct164221848"/>- <text:span text:style-name="Strong_20_Emphasis"><text:span text:style-name="Emphasis">citoyenneté</text:span></text:span><text:change-start text:change-id="ct164219784"/><text:span text:style-name="Strong_20_Emphasis"><text:span text:style-name="Emphasis"> :</text:span></text:span><text:change-end text:change-id="ct164219784"/><text:change text:change-id="ct164181384"/> En tant que hackerspace volontairement ouvert au grand public, Hackstub a pour vocation de sensibiliser les citoyens usagers de l'informatique à la protection de<text:change-start text:change-id="ct240737992"/> <text:span text:style-name="T8">leur</text:span><text:change-end text:change-id="ct240737992"/>s données privées, ainsi qu'à l'appropriation des données publiques rendues accessibles par l'open data ;<text:change-start text:change-id="ct240759584"/></text:p>
      <text:p text:style-name="P13"><text:change-end text:change-id="ct240759584"/>- <text:span text:style-name="Strong_20_Emphasis"><text:span text:style-name="Emphasis">innovation</text:span></text:span><text:change-start text:change-id="ct164234800"/><text:span text:style-name="Strong_20_Emphasis"><text:span text:style-name="Emphasis"> :</text:span></text:span><text:change-end text:change-id="ct164234800"/><text:change text:change-id="ct240670944"/> Hackstub souhaite se positionner en tant qu'acteur local fort en matière de culture libre et participe déjà au développement d'outils et de technologies de pointe, respectueu<text:change-start text:change-id="ct240661776"/>x<text:change-end text:change-id="ct240661776"/><text:change text:change-id="ct240607800"/> des utilisateurs et de leurs données<text:change text:change-id="ct164235848"/> et<text:change text:change-id="ct164235000"/> accessibles à tous ;<text:change-start text:change-id="ct212763192"/></text:p>
      <text:p text:style-name="P13"><text:change-end text:change-id="ct212763192"/>- <text:span text:style-name="Strong_20_Emphasis"><text:span text:style-name="Emphasis">recherche/création</text:span></text:span><text:change-start text:change-id="ct240696488"/><text:span text:style-name="Strong_20_Emphasis"><text:span text:style-name="Emphasis"> :</text:span></text:span><text:change-end text:change-id="ct240696488"/><text:change text:change-id="ct240670448"/> Par sa proximité avec certains milieux universitaires et artistiques, un hackerspace permanent permettra<text:change text:change-id="ct240604760"/> une réelle et plus grande transversalité entre techniciens informatiques, étudiants, chercheurs, créateurs et artistes, ainsi qu'ont déjà pu le montrer de nombreuses expériences au sein de Hackstub. Ceci favoris<text:change-start text:change-id="ct164241120"/><text:span text:style-name="T8">e</text:span><text:change-end text:change-id="ct164241120"/><text:change text:change-id="ct164235352"/> une connaissance plus précise des notions abordées et des enjeux soulevés ;<text:change-start text:change-id="ct164241320"/></text:p>
      <text:p text:style-name="P13"><text:change-end text:change-id="ct164241320"/>- <text:span text:style-name="Strong_20_Emphasis"><text:span text:style-name="Emphasis">maillage territorial et opérateurs réseaux</text:span></text:span><text:change-start text:change-id="ct164239456"/><text:span text:style-name="Strong_20_Emphasis"><text:span text:style-name="Emphasis"> :</text:span></text:span><text:change-end text:change-id="ct164239456"/><text:change text:change-id="ct240738384"/> Par son positionnement sur l'Eurométropole de Strasbourg, un hackerspace dédié sera<text:change text:change-id="ct164243616"/> un nœud important de la vie numérique citoyenne du territoire. Accueillant notamment le FAI associatif Alsace Réseau Neutre (ARN), le hackerspace est un lieu de participation citoyenne en direction du développement de l'internet. De plus, les expérimentations en matière de réseaux maillés, menées au sein de Hackstub et ARN, ont comme objectif<text:change text:change-id="ct240604640"/> de développer des solutions alternatives de connexion aux réseaux informatiques par l'intermédiaire de protocoles nouveaux ;<text:change-start text:change-id="ct212761528"/></text:p>
      <text:p text:style-name="P13"><text:change-end text:change-id="ct212761528"/>- <text:span text:style-name="Strong_20_Emphasis"><text:span text:style-name="Emphasis">formation/accessibilité</text:span></text:span><text:change-start text:change-id="ct240670560"/><text:span text:style-name="Strong_20_Emphasis"><text:span text:style-name="Emphasis"> :</text:span></text:span><text:change-end text:change-id="ct240670560"/><text:change text:change-id="ct164243984"/> La notion d'espace de rencontres ouvert entre amateurs de niveaux différents donne au hackerspace un rôle de plateforme de transmission et de formation aux technologies libres, accessible à chacun(e).</text:p>
      <text:p text:style-name="Heading_20_1">IV - Réalisation du proje<text:span text:style-name="T25">t</text:span></text:p>
      <text:h text:style-name="Heading_20_2" text:outline-level="2">1 - Déroulé général</text:h>
      <text:p text:style-name="Text_20_body"><text:line-break/><text:span text:style-name="Source_20_Text"><text:span text:style-name="T27">&gt; Ajouter un description générale du schema </text:span></text:span><text:span text:style-name="T27">&gt; Check si on rajoute les mois jusqu'a ~avril 2018 ?</text:span><text:change-start text:change-id="ct240798784"/><text:span text:style-name="T27"><office:annotation><dc:creator>LJF </dc:creator><dc:date>2016-09-28T20:58:00</dc:date><text:p text:style-name="P55"><text:span text:style-name="T32">Attention, l'image est mal intégrée. Elle ne s'affiche pas chez moi. Du coup, bin je ne peux pas la commenter ^^</text:span></text:p></office:annotation></text:span><text:change-end text:change-id="ct240798784"/></text:p>
      <text:h text:style-name="Heading_20_2" text:outline-level="2">2 - Recherche et caractéristiques du lieu</text:h>
      <text:p text:style-name="P13"><text:change-start text:change-id="ct240741712"/><text:span text:style-name="T8">Après</text:span><text:change-end text:change-id="ct240741712"/><text:change text:change-id="ct240797616"/> l'acceptation de la demande de subvention par les différents acteurs, nous pourrons<text:change text:change-id="ct240738144"/><text:change text:change-id="ct240741304"/> commencer à rechercher le lieu qui constituera le hackerspace. Des discussions et débats entre les différentes associations de la fédération et membres potentiels du hackerspace ont permis d'aboutir à un ensemble de caractéristiques générales pour <text:change text:change-id="ct240668200"/><text:change-start text:change-id="ct164243872"/><text:span text:style-name="T8">c</text:span><text:change-end text:change-id="ct164243872"/>e lieu. Le local de l'association Bretz'selle a permis de fournir un point de comparaison concret et local sur lequel s'appuyer.<text:change-start text:change-id="ct164245720"/></text:p>
      <text:p text:style-name="P13"><text:change-end text:change-id="ct164245720"/><text:change text:change-id="ct164246512"/>Il nous paraît ainsi fondamental que le lieu soit situé au <text:change-start text:change-id="ct164245904"/><text:span text:style-name="T9">centre-ville</text:span><text:change-end text:change-id="ct164245904"/> afin que l'accès à celui-ci devienne aussi facile et banal que possible, notamment pour le public étudiant. Idéalement, le lieu pourrait disposer d'une <text:change-start text:change-id="ct240696344"/><text:span text:style-name="T9">visibilité depuis la rue</text:span><text:change-end text:change-id="ct240696344"/>, permettant au public de découvrir son existence simplement en passant devant. De plus, un a<text:change-start text:change-id="ct164244952"/><text:span text:style-name="T9">ccès direct</text:span><text:change-end text:change-id="ct164244952"/><text:change text:change-id="ct240797248"/><text:change-start text:change-id="ct240737808"/><text:span text:style-name="T9"> depuis le rez-de-chaussée</text:span><text:change-end text:change-id="ct240737808"/> permettra la mise en place d'un système d'accès par badge aux membres, tel que discuté dans la sous-section 4. Ces points nous incitent à rechercher un local de type commerce dans le centre-ville, ou à défaut proche d'un arrêt de tram.<text:change-start text:change-id="ct240449864"/></text:p>
      <text:p text:style-name="P14"><text:change-end text:change-id="ct240449864"/><text:change text:change-id="ct240667768"/>Compte tenu de ces caractéristiques, du prix de l'immobilier de Strasbourg et de l'aspiration à être un lieu autofinancé, nous envisageons <text:change-start text:change-id="ct240451784"/><text:span text:style-name="T9">un local d'une surface d'environ 30 mètres carrés pour un loyer de l'ordre de 800</text:span><text:change-end text:change-id="ct240451784"/><text:change-start text:change-id="ct240452744"/><text:span text:style-name="T9"> </text:span><text:change-end text:change-id="ct240452744"/><text:change-start text:change-id="ct240661376"/><text:span text:style-name="T9">€ par mois</text:span><text:change-end text:change-id="ct240661376"/>. Trouver un lieu qui correspond<text:change-start text:change-id="ct240450736"/><text:span text:style-name="T8">e</text:span><text:change-end text:change-id="ct240450736"/> à ces caractéristiques pourra<text:change-start text:change-id="ct240661488"/><text:span text:style-name="T8">it</text:span><text:change-end text:change-id="ct240661488"/> prendre entre trois et cinq mois.<text:change-start text:change-id="ct164251456"/></text:p>
      <text:p text:style-name="P14"><text:change-end text:change-id="ct164251456"/><text:change text:change-id="ct164252576"/>Par la suite, nous n'excluons pas de déplacer le hackerspace vers <text:change-start text:change-id="ct164249904"/><text:span text:style-name="T9">un lieu plus grand</text:span><text:change-end text:change-id="ct164249904"/> si le projet <text:change text:change-id="ct240741008"/><text:change-start text:change-id="ct240453320"/><text:span text:style-name="T10">rencontre</text:span><text:change-end text:change-id="ct240453320"/> un succès<text:change-start text:change-id="ct240772360"/> <text:span text:style-name="T10">suffisant</text:span><text:change-end text:change-id="ct240772360"/> et nécessite plus d'espace. En effet, un espace plus conséquent et disposant d'une cuisine permettrait de créer un véritable lieu de vie, propice au développement d'une communauté soudée et dynamique. Il serait également possible de diversifier les activités hébergées dans le hackerspace.<text:change text:change-id="ct240457608"/></text:p>
      <text:h text:style-name="Heading_20_2" text:outline-level="2">3 - Emménagement, matériel et organisation spatiale</text:h>
      <text:p text:style-name="P15"><text:line-break/>Dans l'optique d’accueillir simultanément entre 10 et 15 personnes pour des activités informatiques sur ordinateur portable ou électronique impliquant des travaux légers d'assemblage et de soudure, le lieu nécessitera des tables, <text:change-start text:change-id="ct240668336"/><text:span text:style-name="T10">des </text:span><text:change-end text:change-id="ct240668336"/>chaises et une installation électrique. De manière à créer une atmosphère conviviale et confortable, il nous parait également important d'aménager un espace de discussions plus informelles, avec fauteuils et table basse.</text:p>
      <text:p text:style-name="P15"><text:change-start text:change-id="ct240455704"/><text:span text:style-name="T10">Au lien ci</text:span><text:change-end text:change-id="ct240455704"/><text:change-start text:change-id="ct240661600"/><text:span text:style-name="T10">-dessous, vous trouverez une s</text:span><text:change-end text:change-id="ct240661600"/><text:change text:change-id="ct240456920"/>uggestion d'organisation spatiale pour le hackerspace pour une surface de quatre par huit mètres <text:span text:style-name="T26">(32m²) : </text:span></text:p>
      <text:p text:style-name="P15"><text:a xlink:type="simple" xlink:href="http://i.imgur.com/XKtD3BZ.png" text:style-name="Internet_20_link" text:visited-style-name="Visited_20_Internet_20_Link">http://i.imgur.com/XKtD3BZ.png</text:a><text:line-break/><text:line-break/>Les membres du hackerspace devront également avoir la possibilité de stocker du matériel et de bénéficier de celui mis à disposition : <text:s/>des outils d'électronique (fer à souder, multimètre, oscilloscope...), du matériel de réseau, des serveurs de tests, et autres périphériques informatiques utiles. On peut évoquer, par exemple, les adaptateurs USB-S<text:span text:style-name="T26">ATA</text:span> pour récupérer les données sur le disque dur d'un ordinateur cassé, qui rendent, d'après notre expérience de fiers services aux usagers de passage. L'accès à Internet doit être rendu le plus facile et évident possible, aussi bien en sans fil (Wi-Fi) que en filaire. Idéalement, le lieu devrait également disposer d'un vidéoprojecteur pour permettre aux membres de faire des démonstrations, par exemple d'un logiciel ou d'une technique de programmation, en direct. Nous envisageons de récupérer l'ensemble de ce mobilier et de ce matériel à moindre coût, soit grâce aux dons des membres, soit en les achetant d'occasions. </text:p>
      <text:h text:style-name="Heading_20_2" text:outline-level="2">4 - Activités prévues<text:change-start text:change-id="ct240788352"/>,<text:change-end text:change-id="ct240788352"/> et <text:change text:change-id="ct240459544"/>autofinancement <text:change text:change-id="ct240460912"/><text:change-start text:change-id="ct240798976"/><text:span text:style-name="T10">et gouvernance</text:span><text:change-end text:change-id="ct240798976"/></text:h>
      <text:p text:style-name="P14"><text:line-break/>Les expériences passées des différentes associations de la fédération ont montré que nombre de personnes sont désireuses de contribuer aux développements de logiciels libres (par exemple, Yunohost), de projets d'électronique, de projets à visée pédagogique (comme le projet « Avenir(s) d'Internet » <text:change-start text:change-id="ct240461976"/><text:span text:style-name="T10">déjà </text:span><text:change-end text:change-id="ct240461976"/>évoqué), d'événements autour de la culture libre et hacker (par exemple, les R.M.L.L.), etc. Malgré cette volonté et <text:soft-page-break/>cet enthousiasme, il est souvent difficile de disposer d'un lieu assez souple dans lequel travailler seul ou à plusieurs sur ce type de projet. L'objectif principal du hackerspace est ainsi de répondre à ce besoin, en permettant à ses membres de <text:change-start text:change-id="ct240460128"/><text:span text:style-name="T9">disposer d'un lieu où travailler sur des projets personnels ou collectifs</text:span><text:change-end text:change-id="ct240460128"/>, avec peu de contraintes horaires et dans une ambiance conviviale, pluridisciplinaire et provoquant une synergie entre les membres. Les membres doivent disposer d'un accès au lieu relativement libre et avoir la possibilité, si ce n'est le devoir, de se l'approprier. Dans cette perspective, le lieu ne doit pas être un simple outil à leur disposition, mais bien<text:change-start text:change-id="ct240461280"/><text:span text:style-name="T9"> un lieu financé et géré par ses membres</text:span><text:change-end text:change-id="ct240461280"/>.<text:change-start text:change-id="ct240696136"/></text:p>
      <text:p text:style-name="P14"><text:change-end text:change-id="ct240696136"/>Chaque membre régulier paiera ainsi <text:change-start text:change-id="ct240695832"/><text:span text:style-name="T9">une cotisation mensuelle</text:span><text:change-end text:change-id="ct240695832"/>. L'organisation du hackerspace, son règlement intérieur et l'aménagement des horaires seront définis par <text:change-start text:change-id="ct240464224"/><text:span text:style-name="T9">une assemblée générale bimensuelle</text:span><text:change-end text:change-id="ct240464224"/> constituée par les membres du lieu, ainsi que des représentants des différentes associations de la fédération. De façon à permettre un accès autonome au lieu, un système de badge sera mis en place pour les membres, tels que c'est le cas pour de nombreux hackerspaces à travers le monde (<text:a xlink:type="simple" xlink:href="https://wiki.hackerspaces.org/Doorlock" text:style-name="Internet_20_link" text:visited-style-name="Visited_20_Internet_20_Link">https://wiki.hackerspaces.org/Doorlock</text:a>)<text:line-break/><text:line-break/>Le hackerspace doit, également, permettre à <text:span text:style-name="T30">un public plus large de rentrer facilement en contact avec la communauté du lieu</text:span>. Il s'agit notamment de lui permettre d'<text:change-start text:change-id="ct240707200"/><text:span text:style-name="T9">obtenir des conseils sur l'usage des outils informatiques</text:span><text:change-end text:change-id="ct240707200"/>, sur leur fonctionnement, leurs enjeux, et sur comment mieux les ma<text:change-start text:change-id="ct240706880"/><text:span text:style-name="T10">i</text:span><text:change-end text:change-id="ct240706880"/><text:change text:change-id="ct240706992"/>t<text:change-start text:change-id="ct240736552"/><office:annotation><dc:creator>LJF </dc:creator><dc:date>2016-09-28T21:08:30</dc:date><text:p text:style-name="P55"><text:span text:style-name="T32">Nouvelle orthographe. Le ^ sur les i et les u disparait, sauf pour différencier deux mots (comme « sur » et « sûr »). La nouvelle orthographe est recommandée mais non obligatoire. À vous de choisir si vous êtes modernes ou pas ;)</text:span></text:p></office:annotation><text:change-end text:change-id="ct240736552"/>riser. Plus concrètement, cette mise à disposition d'une expertise technicienne des membres peut s'opérer de façon formelle ou informelle : à travers de petits ateliers d'initiation ou de simples discussions informelles. <text:change-start text:change-id="ct240736664"/><text:span text:style-name="T10">Le public pourra ainsi s'initier </text:span><text:change-end text:change-id="ct240736664"/>au système d'exploitation GNU/Linux, à l'électronique via Arduino, au fonctionnement d'un serveur web, à la programmation, et aux enjeux de vie privée numérique. Ce type d'interaction pourra être catalysée par l'organisation d'événements ponctuels ou régulier (par exemple tous les dimanches).<text:change text:change-id="ct240467096"/></text:p>
      <text:p text:style-name="P14">D'autres interactions et mise<text:change-start text:change-id="ct240465680"/><text:span text:style-name="T10">s</text:span><text:change-end text:change-id="ct240465680"/> en relation pourront se faire via la tenue d'événements dans d'autres lieux culturels tels que le Shadok lorsque l'événement nécessite de l'espace, tels que des ateliers de 10-15 participants, <text:change text:change-id="ct240468672"/><text:change-start text:change-id="ct240458888"/><text:span text:style-name="T10">les</text:span><text:change-end text:change-id="ct240458888"/> conférence<text:change-start text:change-id="ct240736776"/><text:span text:style-name="T10">s</text:span><text:change-end text:change-id="ct240736776"/> ou <text:change text:change-id="ct240465168"/><text:change-start text:change-id="ct240465832"/><text:span text:style-name="T10">les</text:span><text:change-end text:change-id="ct240465832"/> projection<text:change-start text:change-id="ct240470448"/><text:span text:style-name="T10">s</text:span><text:change-end text:change-id="ct240470448"/>.<text:change-start text:change-id="ct240471448"/></text:p>
      <text:p text:style-name="P14"><text:change-end text:change-id="ct240471448"/>Enfin, le <text:change text:change-id="ct240470272"/><text:change-start text:change-id="ct240736272"/><text:span text:style-name="T10">hackerspace</text:span><text:change-end text:change-id="ct240736272"/> vise à permettre aux associations de la fédération de disposer d'un lieu dans lequel tenir leur<text:change-start text:change-id="ct240736384"/><text:span text:style-name="T10">s</text:span><text:change-end text:change-id="ct240736384"/> réunions. Plusieurs soirs en semaine pourront ainsi être dédiés aux réunions hebdomadaires ou mensuelles des associations comme Seeraiwer, sxb.so, (hebdomadaires), le LUG et ARN (mensuelles).<text:change-start text:change-id="ct240802192"/></text:p>
      <text:p text:style-name="P14"><text:change-end text:change-id="ct240802192"/>A terme, <text:change text:change-id="ct240471776"/>le schéma d'adhésion comprendra :<text:change-start text:change-id="ct240802056"/></text:p>
      <text:list xml:id="list4600473680376123888" text:style-name="L4">
        <text:list-item>
          <text:p text:style-name="P42"><text:change-end text:change-id="ct240802056"/><text:span text:style-name="Strong_20_Emphasis">Des membres : </text:span>Ils ont une utilisation régulière du lieu et payent une cotisation mensuelle de l'ordre de 15 à 30<text:change-start text:change-id="ct240688256"/> <text:change-end text:change-id="ct240688256"/>€, suivant la situation financière du membre et celle du hackerspace. Cette cotisation donne droit à un badge <text:change-start text:change-id="ct240828040"/><text:span text:style-name="T10">ou une clef </text:span><text:span text:style-name="T10"><office:annotation><dc:creator>LJF </dc:creator><dc:date>2016-09-28T21:14:13</dc:date><text:p text:style-name="P55"><text:span text:style-name="T32">C'est du détail, qui dépendra des possibilités offerte par le lieu.</text:span></text:p></office:annotation></text:span><text:change-end text:change-id="ct240828040"/><text:change text:change-id="ct240776104"/>lui permettant d'accéder au lieu de manière autonome, ainsi qu'à un droit de vote dans les assemblées générales.<text:change text:change-id="ct240474808"/></text:p>
        </text:list-item>
        <text:list-item>
          <text:p text:style-name="P42"><text:span text:style-name="Strong_20_Emphasis">Des visiteurs : </text:span>Il s'agit du public ayant <text:change-start text:change-id="ct240802344"/><text:span text:style-name="T10">une </text:span><text:change-end text:change-id="ct240802344"/>utilisation ponctuelle du lieu, par exemple lors d'une simple découverte du lieu ou d'une discussion ou formation informelle. Ils payent une cotisation annuelle de l'ordre de 1 à 5<text:change-start text:change-id="ct240474240"/> <text:change-end text:change-id="ct240474240"/>€ (à préciser). Ils ne disposent pas d<text:change-start text:change-id="ct240478744"/><text:span text:style-name="T10">u</text:span><text:change-end text:change-id="ct240478744"/><text:change text:change-id="ct240475648"/> droit de vote lors de l'assemblée générale et peuvent seulement accéder au local certains jours<text:change-start text:change-id="ct240818368"/>, <text:span text:style-name="T10">sur une plage horaire bien définie (permanences).</text:span><text:change-end text:change-id="ct240818368"/><text:change text:change-id="ct240821992"/></text:p>
        </text:list-item>
        <text:list-item>
          <text:p text:style-name="P42"><text:span text:style-name="Strong_20_Emphasis">Les associations de la fédération : </text:span>Présentées dans la section I-2, elles ont un objet connexe et centré sur la même éthique que les membres du hackerspace. Elles payent une cotisation mensuelle<text:change-start text:change-id="ct240475416"/> <text:span text:style-name="T10">en tant que</text:span><text:change-end text:change-id="ct240475416"/><text:change text:change-id="ct240477008"/> personne morale de l'ordre de 30 à 60<text:change-start text:change-id="ct240825256"/> <text:change-end text:change-id="ct240825256"/>€ <text:change text:change-id="ct240687576"/><text:span text:style-name="Strong_20_Emphasis"><text:s/></text:span>donnant droit à ses membres de tenir jusqu'à une réunion par soir de la semaine<text:change-start text:change-id="ct240805480"/><office:annotation><dc:creator>LJF </dc:creator><dc:date>2016-09-28T21:16:34</dc:date><text:p text:style-name="P55"><text:span text:style-name="T32">Un soir par semaine, ou une réunion par soir ?</text:span></text:p></office:annotation><text:change-end text:change-id="ct240805480"/> dans le hackerspace.</text:p>
        </text:list-item>
      </text:list>
      <text:p text:style-name="P8"><text:soft-page-break/>La mise en place et <text:change-start text:change-id="ct240477704"/>l<text:span text:style-name="T31">a </text:span><text:change-end text:change-id="ct240477704"/>formalisation de ce modèle d'organisation et de gestion du lieu nécessitera des aménagements dans les statuts de l'association Hackstub. Pour arriver à un autofinancement complet du lieu, nous visons d'arriver progressivement, dans un délai de 6 à 9 mois après l'ouverture du lieu, à une quarantaine de membres payant une cotisation moyenne de 20 €. Cet objectif nous paraît raisonnable, compte-tenu d'un sondage réalisé à l'intérieur de la fédération qui a permis de déterminer qu'au moins une trentaine de personne étaient disposée à payer environ 20<text:change-start text:change-id="ct240485344"/> <text:change-end text:change-id="ct240485344"/>€ par mois pour accéder à un hackerspace <office:annotation office:name="__Annotation__610_1966036114"><dc:creator>LJF </dc:creator><dc:date>2016-09-28T21:17:25</dc:date><text:p text:style-name="P55"><text:span text:style-name="T32">N'oubliez pas ^^</text:span></text:p></office:annotation>[<text:span text:style-name="Strong_20_Emphasis">ref au sondage</text:span>]<text:change-start text:change-id="ct240821392"/><office:annotation-end office:name="__Annotation__610_1966036114"/><text:change-end text:change-id="ct240821392"/>. Cet apport de cotisation mensuelle sera complété par les cotisations des membres visiteurs et des associations de la fédération, ainsi que par de la vente de boisson et nourriture à prix libre.<text:line-break/></text:p>
      <text:h text:style-name="Heading_20_2" text:outline-level="2">5 - Budget prévisionnel</text:h>
      <text:p text:style-name="Text_20_body"><text:line-break/>(c.f. <text:a xlink:type="simple" xlink:href="https://framacalc.org/budgetPrevFede" text:style-name="Internet_20_link" text:visited-style-name="Visited_20_Internet_20_Link">https://framacalc.org/budgetPrevFede</text:a>)</text:p>
      <text:p text:style-name="Text_20_body"/>
      <table:table table:name="Tableau1" table:style-name="Tableau1">
        <table:table-column table:style-name="Tableau1.A" table:number-columns-repeated="3"/>
        <table:table-column table:style-name="Tableau1.D"/>
        <table:table-row>
          <table:table-cell table:style-name="Tableau1.A1" office:value-type="string">
            <text:p text:style-name="Table_20_Contents"/>
          </table:table-cell>
          <table:table-cell table:style-name="Tableau1.A1" office:value-type="string">
            <text:p text:style-name="Table_20_Contents"/>
          </table:table-cell>
          <table:table-cell table:style-name="Tableau1.A1" office:value-type="string">
            <text:p text:style-name="Table_20_Contents"/>
          </table:table-cell>
          <table:table-cell table:style-name="Tableau1.D1"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D2" office:value-type="string">
            <text:p text:style-name="Table_20_Contents"/>
          </table:table-cell>
        </table:table-row>
      </table:table>
      <text:p text:style-name="Text_20_body"/>
      <text:p text:style-name="Heading_20_1">Références</text:p>
      <text:p text:style-name="P6"><text:line-break/><text:a xlink:type="simple" xlink:href="http://catb.org/jargon/html/H/hacker.html" text:style-name="Internet_20_link" text:visited-style-name="Visited_20_Internet_20_Link">http://catb.org/jargon/html/H/hacker.html</text:a></text:p>
      <text:p text:style-name="P6">Site web de l'association Hackstub : <text:a xlink:type="simple" xlink:href="https://hackstub.netlib.re/" text:style-name="Internet_20_link" text:visited-style-name="Visited_20_Internet_20_Link">https://hackstub.netlib.re/</text:a></text:p>
      <text:p text:style-name="P6">Site web de l'action Avenir(s) d'Internet : <text:a xlink:type="simple" xlink:href="https://avenirsdinter.net/" text:style-name="Internet_20_link" text:visited-style-name="Visited_20_Internet_20_Link">https://avenirsdinter.net/</text:a></text:p>
      <text:p text:style-name="P6">Compte-rendu de l'action Avenir(s) d'Internet : Link à trouver / créer</text:p>
      <text:p text:style-name="P6">Bilan moral de l'association Hackstub pour la saison 2015-2016 :</text:p>
      <text:p text:style-name="P6"><text:a xlink:type="simple" xlink:href="https://hackstub.netlib.re/docs/bilanMoralHackstub_16_03.pdf" text:style-name="Internet_20_link" text:visited-style-name="Visited_20_Internet_20_Link">https://hackstub.netlib.re/docs/bilanMoralHackstub_16_03.pdf</text:a></text:p>
      <text:p text:style-name="P6"><text:soft-page-break/>RMLL 2011 : <text:a xlink:type="simple" xlink:href="http://2011.rmll.info/" text:style-name="Internet_20_link" text:visited-style-name="Visited_20_Internet_20_Link">http://2011.rmll.info</text:a></text:p>
      <text:p text:style-name="P6">Nuit de l'Info : <text:a xlink:type="simple" xlink:href="http://www.nuitdelinfo.com/" text:style-name="Internet_20_link" text:visited-style-name="Visited_20_Internet_20_Link">http://www.nuitdelinfo.com/</text:a></text:p>
      <text:p text:style-name="P6">Sondage pour l'autofinancement : <text:a xlink:type="simple" xlink:href="http://i.imgur.com/lRmS5Wx.png" text:style-name="Internet_20_link" text:visited-style-name="Visited_20_Internet_20_Link"><text:span text:style-name="Emphasis">http://i.imgur.com/lRmS5Wx.p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DejaVu Sans1" svg:font-family="'DejaVu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fr" fo:country="FR" style:font-name-asian="Droid Sans Fallback"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499cm" loext:contextual-spacing="false" fo:text-align="justify" style:justify-single-word="false" style:writing-mode="page">
        <style:tab-stops/>
      </style:paragraph-properties>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paragraph-properties fo:line-height="120%"/>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line-height="120%"/>
      <style:text-properties style:font-name="Liberation Serif" fo:font-family="'Liberation Serif'" style:font-family-generic="roman" style:font-pitch="variable" fo:font-size="16pt" fo:font-weight="bold" style:font-name-asian="Droid Sans Fallback" style:font-family-asian="'Droid Sans Fallback'"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line-height="120%"/>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line-height="120%"/>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line-height="120%"/>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line-height="120%"/>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monospace" fo:font-family="monospace" style:font-name-asian="monospace" style:font-family-asian="monospace" style:font-name-complex="monospace" style:font-family-complex="monospac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2496e" officeooo:paragraph-rsid="0022496e" fo:background-color="#ffff0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Endnote" style:page-layout-name="Mpm2"/>
    <style:master-page style:name="HTML" style:page-layout-name="Mpm3">
      <style:header>
        <text:p text:style-name="MP1">En-tête à rédiger. Si vous avez un logo en plus c'est cool.</text:p>
      </style:header>
      <style:footer>
        <text:p text:style-name="Footer"><text:tab/><text:tab/><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ssierLocalHKSB</dc:title>
    <meta:initial-creator>Etherpad</meta:initial-creator>
    <meta:generator>LibreOffice/5.1.5.2$Linux_x86 LibreOffice_project/10m0$Build-2</meta:generator>
    <dc:date>2016-09-28T22:54:03.851875091</dc:date>
    <meta:editing-duration>PT1H16M3S</meta:editing-duration>
    <meta:editing-cycles>19</meta:editing-cycles>
    <meta:document-statistic meta:table-count="1" meta:image-count="0" meta:object-count="0" meta:page-count="11" meta:paragraph-count="94" meta:word-count="4846" meta:character-count="32505" meta:non-whitespace-character-count="27756"/>
    <meta:user-defined meta:name=""/>
  </office:meta>
</office:document-meta>
</file>